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926041666666667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88395833333333cm" style:use-optimal-column-width="true"/>
    </style:style>
    <style:style style:name="co4" style:family="table-column">
      <style:table-column-properties fo:break-before="auto" style:column-width="17.0127083333333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K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MKKCode</text:p>
          </table:table-cell>
          <table:table-cell office:value-type="string" table:style-name="ce1">
            <text:p>MKKParentCode</text:p>
          </table:table-cell>
          <table:table-cell office:value-type="string" table:style-name="ce1">
            <text:p>MKKTanim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0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A MKK Kırılımı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P001</text:p>
          </table:table-cell>
          <table:table-cell office:value-type="string" table:style-name="ce1">
            <text:p>İNŞAAT İŞLERİ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01100000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Kırım, Yıkım ve demontaj işleri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01101000</text:p>
          </table:table-cell>
          <table:table-cell office:value-type="string" table:style-name="ce1">
            <text:p>P01100000</text:p>
          </table:table-cell>
          <table:table-cell office:value-type="string" table:style-name="ce1">
            <text:p>Kırım işleri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01101001</text:p>
          </table:table-cell>
          <table:table-cell office:value-type="string" table:style-name="ce1">
            <text:p>P01101000</text:p>
          </table:table-cell>
          <table:table-cell office:value-type="string" table:style-name="ce1">
            <text:p>Delme kesme ve imalat kırımları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01101002</text:p>
          </table:table-cell>
          <table:table-cell office:value-type="string" table:style-name="ce1">
            <text:p>P011010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P01102000</text:p>
          </table:table-cell>
          <table:table-cell office:value-type="string" table:style-name="ce1">
            <text:p>P01100000</text:p>
          </table:table-cell>
          <table:table-cell office:value-type="string" table:style-name="ce1">
            <text:p>Yıkım ve demontaj işleri (Saha hazırlık işleri)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01102001</text:p>
          </table:table-cell>
          <table:table-cell office:value-type="string" table:style-name="ce1">
            <text:p>P01102000</text:p>
          </table:table-cell>
          <table:table-cell office:value-type="string" table:style-name="ce1">
            <text:p>Yıkım işleri (saha dışına taşımalar dahil)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01102002</text:p>
          </table:table-cell>
          <table:table-cell office:value-type="string" table:style-name="ce1">
            <text:p>P01102000</text:p>
          </table:table-cell>
          <table:table-cell office:value-type="string" table:style-name="ce1">
            <text:p>Demontaj işleri (saha dışına taşımalar dahil)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P01200000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Toprak ve Zemin Güçlendirme İşleri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P01201000</text:p>
          </table:table-cell>
          <table:table-cell office:value-type="string" table:style-name="ce1">
            <text:p>P01200000</text:p>
          </table:table-cell>
          <table:table-cell office:value-type="string" table:style-name="ce1">
            <text:p>Kazı yapılması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P01201001</text:p>
          </table:table-cell>
          <table:table-cell office:value-type="string" table:style-name="ce1">
            <text:p>P01201000</text:p>
          </table:table-cell>
          <table:table-cell office:value-type="string" table:style-name="ce1">
            <text:p>Makinalı Kazılar (Yumuşak Toprak, Kaya vs her türlü kazı işi)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P01201002</text:p>
          </table:table-cell>
          <table:table-cell office:value-type="string" table:style-name="ce1">
            <text:p>P01201000</text:p>
          </table:table-cell>
          <table:table-cell office:value-type="string" table:style-name="ce1">
            <text:p>Elle Kazılar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P01202000</text:p>
          </table:table-cell>
          <table:table-cell office:value-type="string" table:style-name="ce1">
            <text:p>P01200000</text:p>
          </table:table-cell>
          <table:table-cell office:value-type="string" table:style-name="ce1">
            <text:p>Dolgu işleri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P01202001</text:p>
          </table:table-cell>
          <table:table-cell office:value-type="string" table:style-name="ce1">
            <text:p>P01202000</text:p>
          </table:table-cell>
          <table:table-cell office:value-type="string" table:style-name="ce1">
            <text:p>Dolgu İşleri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01203000</text:p>
          </table:table-cell>
          <table:table-cell office:value-type="string" table:style-name="ce1">
            <text:p>P01200000</text:p>
          </table:table-cell>
          <table:table-cell office:value-type="string" table:style-name="ce1">
            <text:p>Zemin güçlendirme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01203001</text:p>
          </table:table-cell>
          <table:table-cell office:value-type="string" table:style-name="ce1">
            <text:p>P01203000</text:p>
          </table:table-cell>
          <table:table-cell office:value-type="string" table:style-name="ce1">
            <text:p>Jetgrout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P01203002</text:p>
          </table:table-cell>
          <table:table-cell office:value-type="string" table:style-name="ce1">
            <text:p>P01203000</text:p>
          </table:table-cell>
          <table:table-cell office:value-type="string" table:style-name="ce1">
            <text:p>Çakma Kazık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01203003</text:p>
          </table:table-cell>
          <table:table-cell office:value-type="string" table:style-name="ce1">
            <text:p>P01203000</text:p>
          </table:table-cell>
          <table:table-cell office:value-type="string" table:style-name="ce1">
            <text:p>Fore Kazık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P01209900</text:p>
          </table:table-cell>
          <table:table-cell office:value-type="string" table:style-name="ce1">
            <text:p>P01200000</text:p>
          </table:table-cell>
          <table:table-cell office:value-type="string" table:style-name="ce1">
            <text:p>Diğer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P01209999</text:p>
          </table:table-cell>
          <table:table-cell office:value-type="string" table:style-name="ce1">
            <text:p>P01209900</text:p>
          </table:table-cell>
          <table:table-cell office:value-type="string" table:style-name="ce1">
            <text:p>Diğer Toprak İşleri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P01300000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Betonarme İşleri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P01301000</text:p>
          </table:table-cell>
          <table:table-cell office:value-type="string" table:style-name="ce1">
            <text:p>P01300000</text:p>
          </table:table-cell>
          <table:table-cell office:value-type="string" table:style-name="ce1">
            <text:p>Taşıyıcı B/A Sistem (Karkas)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01301001</text:p>
          </table:table-cell>
          <table:table-cell office:value-type="string" table:style-name="ce1">
            <text:p>P01301000</text:p>
          </table:table-cell>
          <table:table-cell office:value-type="string" table:style-name="ce1">
            <text:p>Grobeton/harçlar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01301002</text:p>
          </table:table-cell>
          <table:table-cell office:value-type="string" table:style-name="ce1">
            <text:p>P01301000</text:p>
          </table:table-cell>
          <table:table-cell office:value-type="string" table:style-name="ce1">
            <text:p>Kalıp yapılması (Düz/eğri yüzeyli her tür kalıp, iskelesi dahil)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01301003</text:p>
          </table:table-cell>
          <table:table-cell office:value-type="string" table:style-name="ce1">
            <text:p>P01301000</text:p>
          </table:table-cell>
          <table:table-cell office:value-type="string" table:style-name="ce1">
            <text:p>Betonarme Demiri (Nervürlü/Düz ve değişik çaplarla)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01301004</text:p>
          </table:table-cell>
          <table:table-cell office:value-type="string" table:style-name="ce1">
            <text:p>P01301000</text:p>
          </table:table-cell>
          <table:table-cell office:value-type="string" table:style-name="ce1">
            <text:p>Yapısal Beton (Her tür ve sınıf ; katkıları, koruma önlemleri dahil)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P01301005</text:p>
          </table:table-cell>
          <table:table-cell office:value-type="string" table:style-name="ce1">
            <text:p>P01301000</text:p>
          </table:table-cell>
          <table:table-cell office:value-type="string" table:style-name="ce1">
            <text:p>Prekast Elemanlar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P01301099</text:p>
          </table:table-cell>
          <table:table-cell office:value-type="string" table:style-name="ce1">
            <text:p>P01301000</text:p>
          </table:table-cell>
          <table:table-cell office:value-type="string" table:style-name="ce1">
            <text:p>Diğer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P01400000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Çelik ve Metal Konstrüksiyonlar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P01401000</text:p>
          </table:table-cell>
          <table:table-cell office:value-type="string" table:style-name="ce1">
            <text:p>P01400000</text:p>
          </table:table-cell>
          <table:table-cell office:value-type="string" table:style-name="ce1">
            <text:p>Yapısal çelik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01401001</text:p>
          </table:table-cell>
          <table:table-cell office:value-type="string" table:style-name="ce1">
            <text:p>P01401000</text:p>
          </table:table-cell>
          <table:table-cell office:value-type="string" table:style-name="ce1">
            <text:p>Uzay kafes sistemler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01401002</text:p>
          </table:table-cell>
          <table:table-cell office:value-type="string" table:style-name="ce1">
            <text:p>P01401000</text:p>
          </table:table-cell>
          <table:table-cell office:value-type="string" table:style-name="ce1">
            <text:p>Yapıda taşıyıcı çelik konstrüksiyon imalatlar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01401003</text:p>
          </table:table-cell>
          <table:table-cell office:value-type="string" table:style-name="ce1">
            <text:p>P01401000</text:p>
          </table:table-cell>
          <table:table-cell office:value-type="string" table:style-name="ce1">
            <text:p>Cephede taşıyıcı çelik konstrüksiyon imalatlar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01401099</text:p>
          </table:table-cell>
          <table:table-cell office:value-type="string" table:style-name="ce1">
            <text:p>P01401000</text:p>
          </table:table-cell>
          <table:table-cell office:value-type="string" table:style-name="ce1">
            <text:p>Diğer yapısal çelik işleri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P01402000</text:p>
          </table:table-cell>
          <table:table-cell office:value-type="string" table:style-name="ce1">
            <text:p>P01400000</text:p>
          </table:table-cell>
          <table:table-cell office:value-type="string" table:style-name="ce1">
            <text:p>Taşıyıcı olmayan metal konstrüksiyonlar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01402001</text:p>
          </table:table-cell>
          <table:table-cell office:value-type="string" table:style-name="ce1">
            <text:p>P01402000</text:p>
          </table:table-cell>
          <table:table-cell office:value-type="string" table:style-name="ce1">
            <text:p>Taşıyıcı olmayan çelik işleri (kutu profil benzeri tüm elemanlardan imalatlar)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P01402099</text:p>
          </table:table-cell>
          <table:table-cell office:value-type="string" table:style-name="ce1">
            <text:p>P01402000</text:p>
          </table:table-cell>
          <table:table-cell office:value-type="string" table:style-name="ce1">
            <text:p>Diğer ikincil çelik işleri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01500000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Dış Cephe İşleri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P01500000</text:p>
          </table:table-cell>
          <table:table-cell office:value-type="string" table:style-name="ce1">
            <text:p>Dış cephe işleri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P01501001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Cephe macun vb şekilde alt hazırlıklar yapılması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P01501002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Cephe giydirme sistemleri ( kompozit panel vs mamül sistemler )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P01501003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Cephe Doğal Taş, Fibrobeton vb sistemler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01501004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Cephe Bakü Taşı kaplamaları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P01501005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Cephe sıva/boya sistemleri (mantolama sistemleri dahil)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P01501006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Cephe sandviç panel benzeri panel imalatlar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P01501007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Cam giydirmeler (alüminyum profiller dahil)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P01501008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Cephe seramik, tuğla kaplamalar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P01501099</text:p>
          </table:table-cell>
          <table:table-cell office:value-type="string" table:style-name="ce1">
            <text:p>P01501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P01600000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Çatı İşleri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P01601000</text:p>
          </table:table-cell>
          <table:table-cell office:value-type="string" table:style-name="ce1">
            <text:p>P01600000</text:p>
          </table:table-cell>
          <table:table-cell office:value-type="string" table:style-name="ce1">
            <text:p>Çatı işleri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P01601001</text:p>
          </table:table-cell>
          <table:table-cell office:value-type="string" table:style-name="ce1">
            <text:p>P01601000</text:p>
          </table:table-cell>
          <table:table-cell office:value-type="string" table:style-name="ce1">
            <text:p>Eğik çatı konstrüksiyonları (ahşaptan ya da çelikten mamul, OSB vb dahil, izolasyonlar hariç)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01601002</text:p>
          </table:table-cell>
          <table:table-cell office:value-type="string" table:style-name="ce1">
            <text:p>P01601000</text:p>
          </table:table-cell>
          <table:table-cell office:value-type="string" table:style-name="ce1">
            <text:p>Düz çatı örtüsü kaplamaları (izolasyon hariç,şap dahil)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P01601003</text:p>
          </table:table-cell>
          <table:table-cell office:value-type="string" table:style-name="ce1">
            <text:p>P01601000</text:p>
          </table:table-cell>
          <table:table-cell office:value-type="string" table:style-name="ce1">
            <text:p>Çatı kaplamaları (metal kiremit, kiremit, dekoratif diğer elemanlar vs)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P01601004</text:p>
          </table:table-cell>
          <table:table-cell office:value-type="string" table:style-name="ce1">
            <text:p>P01601000</text:p>
          </table:table-cell>
          <table:table-cell office:value-type="string" table:style-name="ce1">
            <text:p>Çatı oluk,dere vs imalatlar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P01601099</text:p>
          </table:table-cell>
          <table:table-cell office:value-type="string" table:style-name="ce1">
            <text:p>P01601000</text:p>
          </table:table-cell>
          <table:table-cell office:value-type="string" table:style-name="ce1">
            <text:p>Diğer Çatı ve Kaplama Giderleri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P01700000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İnce İşler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P01700000</text:p>
          </table:table-cell>
          <table:table-cell office:value-type="string" table:style-name="ce1">
            <text:p>Kaba/ince işler (duvarlar ve kaplama hazırlık işleri)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P01701001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Örme Duvarlar (her tür malzemeyle ve kalınlıkta ; harçlar dahil)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01701002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Bölme Duvarlar (tüm alçıpan vb malzemeyle üretilen ; metal konstrüksiyonlar dahil)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P01701003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Kaba sıva yapılması (setka vs dahil)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01701004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Duvar giydirmeleri (alçıpan benzeri malzemelerle ; konstrüksiyonları dahil)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01701005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Perlitli alçı sıva/saten alçı vb yüzey hazırlık işleri (profiller dahil)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P01701006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Şap ve harçlar vb döşeme alt hazırlıkları yapılması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01701007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Yükseltilmiş döşeme sistemleri yapılması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P01701099</text:p>
          </table:table-cell>
          <table:table-cell office:value-type="string" table:style-name="ce1">
            <text:p>P01701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P01700000</text:p>
          </table:table-cell>
          <table:table-cell office:value-type="string" table:style-name="ce1">
            <text:p>Kaplamalar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P01702001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Parke (süpürgelikler ilgili kalemde dahil olacaktır)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P01702002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Seramik-Granit Seramik (yapıştırıcılar , derz dolguları, profiller dahil)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P01702003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Granit-Mermer-Doğal Taş kaplamalar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01702004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PVC/Taraflex/Linolyum benzeri kaplamalar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P01702005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Özel zemin kaplamaları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01702006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Halı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P01702007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Epoxy kaplamalar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P01702008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Cam Parke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P01702009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Mozaik kaplamalar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01702039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Süpürgelikler (parke, mermer,seramik vb toplam olarak)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P01702040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Diğer zemin kaplamaları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P01702041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Boya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P01702042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Duvar Kağıdı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P01702043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Ahşap, lambri vb kaplamalar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P01702044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Kumaş kaplamalar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P01702045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Süs kolonları vb özel imalatlar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P01702046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Cam tuğla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P01702047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P01702048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P01702049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P01702070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Diğer duvar kaplamaları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P01702081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P01702082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Asma Tavanlar (alçıpan)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P01702083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Asma Tavanlar (.........)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P01702084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P01702085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Kartonpiyer vs süslemeler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P01702086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Diğer tavan kaplamaları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P01702087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Eşik profilleri, dilatasyon profil ve kapakları, şaft kapakları vb elemanlar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P01702088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Silikon,mastik vb <text:s/>dolgular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P01702089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01702099</text:p>
          </table:table-cell>
          <table:table-cell office:value-type="string" table:style-name="ce1">
            <text:p>P01702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P01703000</text:p>
          </table:table-cell>
          <table:table-cell office:value-type="string" table:style-name="ce1">
            <text:p>P01700000</text:p>
          </table:table-cell>
          <table:table-cell office:value-type="string" table:style-name="ce1">
            <text:p>Kapılar/Pencereler/Doğramalar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P01703001</text:p>
          </table:table-cell>
          <table:table-cell office:value-type="string" table:style-name="ce1">
            <text:p>P01703000</text:p>
          </table:table-cell>
          <table:table-cell office:value-type="string" table:style-name="ce1">
            <text:p>Kapı kasaları ile ilgili imalatlar (ayarlı sac kapı kasaları, profilden imalatlar vb)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P01703002</text:p>
          </table:table-cell>
          <table:table-cell office:value-type="string" table:style-name="ce1">
            <text:p>P01703000</text:p>
          </table:table-cell>
          <table:table-cell office:value-type="string" table:style-name="ce1">
            <text:p>Kapılar (alüminyum, metal, kaplama, masif vs ; aksesuarları ile beraber )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01703003</text:p>
          </table:table-cell>
          <table:table-cell office:value-type="string" table:style-name="ce1">
            <text:p>P01703000</text:p>
          </table:table-cell>
          <table:table-cell office:value-type="string" table:style-name="ce1">
            <text:p>Pencere doğramaları (alüminyum,ahşap, PVC)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P01703004</text:p>
          </table:table-cell>
          <table:table-cell office:value-type="string" table:style-name="ce1">
            <text:p>P01703000</text:p>
          </table:table-cell>
          <table:table-cell office:value-type="string" table:style-name="ce1">
            <text:p>Kapı ve pencere camları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P01703099</text:p>
          </table:table-cell>
          <table:table-cell office:value-type="string" table:style-name="ce1">
            <text:p>P01703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P01709900</text:p>
          </table:table-cell>
          <table:table-cell office:value-type="string" table:style-name="ce1">
            <text:p>P01700000</text:p>
          </table:table-cell>
          <table:table-cell office:value-type="string" table:style-name="ce1">
            <text:p>Diğer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P01709901</text:p>
          </table:table-cell>
          <table:table-cell office:value-type="string" table:style-name="ce1">
            <text:p>P01709900</text:p>
          </table:table-cell>
          <table:table-cell office:value-type="string" table:style-name="ce1">
            <text:p>Korkuluk ve küpeşteler (ferforje, ahşap vs)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P01709902</text:p>
          </table:table-cell>
          <table:table-cell office:value-type="string" table:style-name="ce1">
            <text:p>P01709900</text:p>
          </table:table-cell>
          <table:table-cell office:value-type="string" table:style-name="ce1">
            <text:p>Sanatçı İşi Çalışmalar (gravür,bezeme, süsleme vb dekoratif elemanlar)</text:p>
          </table:table-cell>
          <table:table-cell table:number-columns-repeated="16380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P01709903</text:p>
          </table:table-cell>
          <table:table-cell office:value-type="string" table:style-name="ce1">
            <text:p>P01709900</text:p>
          </table:table-cell>
          <table:table-cell office:value-type="string" table:style-name="ce1">
            <text:p>Polikor tezgahlar vb elemanlar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P01709904</text:p>
          </table:table-cell>
          <table:table-cell office:value-type="string" table:style-name="ce1">
            <text:p>P01709900</text:p>
          </table:table-cell>
          <table:table-cell office:value-type="string" table:style-name="ce1">
            <text:p>Bariyerler, yönlendirme çizgileri vb elemanlar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P01709905</text:p>
          </table:table-cell>
          <table:table-cell office:value-type="string" table:style-name="ce1">
            <text:p>P01709900</text:p>
          </table:table-cell>
          <table:table-cell office:value-type="string" table:style-name="ce1">
            <text:p>Kepenk, jaluzi vs imalatlar</text:p>
          </table:table-cell>
          <table:table-cell table:number-columns-repeated="16380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01709906</text:p>
          </table:table-cell>
          <table:table-cell office:value-type="string" table:style-name="ce1">
            <text:p>P01709900</text:p>
          </table:table-cell>
          <table:table-cell office:value-type="string" table:style-name="ce1">
            <text:p>Tuvalet kabinleri (Cubicle)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P01709999</text:p>
          </table:table-cell>
          <table:table-cell office:value-type="string" table:style-name="ce1">
            <text:p>P01709900</text:p>
          </table:table-cell>
          <table:table-cell office:value-type="string" table:style-name="ce1">
            <text:p>Diğer İnce İşler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P01800000</text:p>
          </table:table-cell>
          <table:table-cell office:value-type="string" table:style-name="ce1">
            <text:p>P01000000</text:p>
          </table:table-cell>
          <table:table-cell office:value-type="string" table:style-name="ce1">
            <text:p>İzolasyon İşleri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P01801000</text:p>
          </table:table-cell>
          <table:table-cell office:value-type="string" table:style-name="ce1">
            <text:p>P01800000</text:p>
          </table:table-cell>
          <table:table-cell office:value-type="string" table:style-name="ce1">
            <text:p>Su izolasyonları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P01801001</text:p>
          </table:table-cell>
          <table:table-cell office:value-type="string" table:style-name="ce1">
            <text:p>P01801000</text:p>
          </table:table-cell>
          <table:table-cell office:value-type="string" table:style-name="ce1">
            <text:p>Bitümen izolasyonları (keçe, bitümlü karton, membranlar vs dahil)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P01801002</text:p>
          </table:table-cell>
          <table:table-cell office:value-type="string" table:style-name="ce1">
            <text:p>P01801000</text:p>
          </table:table-cell>
          <table:table-cell office:value-type="string" table:style-name="ce1">
            <text:p>Sürme (sıvı izolasyonlar)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P01801099</text:p>
          </table:table-cell>
          <table:table-cell office:value-type="string" table:style-name="ce1">
            <text:p>P01801000</text:p>
          </table:table-cell>
          <table:table-cell office:value-type="string" table:style-name="ce1">
            <text:p>Diğer imalatlar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P01802000</text:p>
          </table:table-cell>
          <table:table-cell office:value-type="string" table:style-name="ce1">
            <text:p>P01800000</text:p>
          </table:table-cell>
          <table:table-cell office:value-type="string" table:style-name="ce1">
            <text:p>Isı izolasyonları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01802001</text:p>
          </table:table-cell>
          <table:table-cell office:value-type="string" table:style-name="ce1">
            <text:p>P01802000</text:p>
          </table:table-cell>
          <table:table-cell office:value-type="string" table:style-name="ce1">
            <text:p>Isı İzolasyonları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01802099</text:p>
          </table:table-cell>
          <table:table-cell office:value-type="string" table:style-name="ce1">
            <text:p>P01802000</text:p>
          </table:table-cell>
          <table:table-cell office:value-type="string" table:style-name="ce1">
            <text:p>Diğer imalatlar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02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MEKANİK İŞLER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02100000</text:p>
          </table:table-cell>
          <table:table-cell office:value-type="string" table:style-name="ce1">
            <text:p>P02000000</text:p>
          </table:table-cell>
          <table:table-cell office:value-type="string" table:style-name="ce1">
            <text:p>Tesisat ve Sistemler</text:p>
          </table:table-cell>
          <table:table-cell table:number-columns-repeated="16380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02101000</text:p>
          </table:table-cell>
          <table:table-cell office:value-type="string" table:style-name="ce1">
            <text:p>P02100000</text:p>
          </table:table-cell>
          <table:table-cell office:value-type="string" table:style-name="ce1">
            <text:p>Sıhhi tesisat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02101001</text:p>
          </table:table-cell>
          <table:table-cell office:value-type="string" table:style-name="ce1">
            <text:p>P02101000</text:p>
          </table:table-cell>
          <table:table-cell office:value-type="string" table:style-name="ce1">
            <text:p>Temiz Soğuk Su, Sıcak Su Borulamalar (borular, fittingler)</text:p>
          </table:table-cell>
          <table:table-cell table:number-columns-repeated="1638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02101002</text:p>
          </table:table-cell>
          <table:table-cell office:value-type="string" table:style-name="ce1">
            <text:p>P02101000</text:p>
          </table:table-cell>
          <table:table-cell office:value-type="string" table:style-name="ce1">
            <text:p>Atık Su.Yağmur Suyu borulamalar (borular,fittingler)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02101004</text:p>
          </table:table-cell>
          <table:table-cell office:value-type="string" table:style-name="ce1">
            <text:p>P02101000</text:p>
          </table:table-cell>
          <table:table-cell office:value-type="string" table:style-name="ce1">
            <text:p>Ekipmanlar (pompalar, hidroforlar,tanklar,filtrasyon sistemleri vs)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02101005</text:p>
          </table:table-cell>
          <table:table-cell office:value-type="string" table:style-name="ce1">
            <text:p>P02101000</text:p>
          </table:table-cell>
          <table:table-cell office:value-type="string" table:style-name="ce1">
            <text:p>Vitrifiye , batarya (finiş elemanları)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02101099</text:p>
          </table:table-cell>
          <table:table-cell office:value-type="string" table:style-name="ce1">
            <text:p>P02101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02102000</text:p>
          </table:table-cell>
          <table:table-cell office:value-type="string" table:style-name="ce1">
            <text:p>P02100000</text:p>
          </table:table-cell>
          <table:table-cell office:value-type="string" table:style-name="ce1">
            <text:p>Isıtma-Soğutma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02102001</text:p>
          </table:table-cell>
          <table:table-cell office:value-type="string" table:style-name="ce1">
            <text:p>P02102000</text:p>
          </table:table-cell>
          <table:table-cell office:value-type="string" table:style-name="ce1">
            <text:p>Isıtma ve Soğutma Sistemleri borulamalar (borular, izolasyonlar dahil-yerden ısıtma sistemleri dahil)</text:p>
          </table:table-cell>
          <table:table-cell table:number-columns-repeated="16380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02102002</text:p>
          </table:table-cell>
          <table:table-cell office:value-type="string" table:style-name="ce1">
            <text:p>P021020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02102003</text:p>
          </table:table-cell>
          <table:table-cell office:value-type="string" table:style-name="ce1">
            <text:p>P02102000</text:p>
          </table:table-cell>
          <table:table-cell office:value-type="string" table:style-name="ce1">
            <text:p>Vanalar ve sair elemanlar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P02102004</text:p>
          </table:table-cell>
          <table:table-cell office:value-type="string" table:style-name="ce1">
            <text:p>P02102000</text:p>
          </table:table-cell>
          <table:table-cell office:value-type="string" table:style-name="ce1">
            <text:p>Ekipmanlar (Chiller, pompalar, kazanlar, brülörler,fancoil vs)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02102005</text:p>
          </table:table-cell>
          <table:table-cell office:value-type="string" table:style-name="ce1">
            <text:p>P02102000</text:p>
          </table:table-cell>
          <table:table-cell office:value-type="string" table:style-name="ce1">
            <text:p>Radyatör vb fikstürler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02102099</text:p>
          </table:table-cell>
          <table:table-cell office:value-type="string" table:style-name="ce1">
            <text:p>P02102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P02103000</text:p>
          </table:table-cell>
          <table:table-cell office:value-type="string" table:style-name="ce1">
            <text:p>P02100000</text:p>
          </table:table-cell>
          <table:table-cell office:value-type="string" table:style-name="ce1">
            <text:p>HVAC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P02103001</text:p>
          </table:table-cell>
          <table:table-cell office:value-type="string" table:style-name="ce1">
            <text:p>P02103000</text:p>
          </table:table-cell>
          <table:table-cell office:value-type="string" table:style-name="ce1">
            <text:p>HVAC borulamalar (borular, izolasyonlar dahil)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P02103002</text:p>
          </table:table-cell>
          <table:table-cell office:value-type="string" table:style-name="ce1">
            <text:p>P02103000</text:p>
          </table:table-cell>
          <table:table-cell office:value-type="string" table:style-name="ce1">
            <text:p>Havalandırma sistemleri (kanallar, izolasyonlar dahil)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P02103003</text:p>
          </table:table-cell>
          <table:table-cell office:value-type="string" table:style-name="ce1">
            <text:p>P02103000</text:p>
          </table:table-cell>
          <table:table-cell office:value-type="string" table:style-name="ce1">
            <text:p>Egzost sistemleri (fanlar, merdiven basınçlandırmalar,damperler)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P02103004</text:p>
          </table:table-cell>
          <table:table-cell office:value-type="string" table:style-name="ce1">
            <text:p>P02103000</text:p>
          </table:table-cell>
          <table:table-cell office:value-type="string" table:style-name="ce1">
            <text:p>Ekipmanlar (klima santralleri, chillerler,split klima,VRF vs)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P02103005</text:p>
          </table:table-cell>
          <table:table-cell office:value-type="string" table:style-name="ce1">
            <text:p>P02103000</text:p>
          </table:table-cell>
          <table:table-cell office:value-type="string" table:style-name="ce1">
            <text:p>Menfez,anemostad vs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P02103099</text:p>
          </table:table-cell>
          <table:table-cell office:value-type="string" table:style-name="ce1">
            <text:p>P02103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P02104000</text:p>
          </table:table-cell>
          <table:table-cell office:value-type="string" table:style-name="ce1">
            <text:p>P02100000</text:p>
          </table:table-cell>
          <table:table-cell office:value-type="string" table:style-name="ce1">
            <text:p>Yangın söndürme</text:p>
          </table:table-cell>
          <table:table-cell table:number-columns-repeated="16380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P02104001</text:p>
          </table:table-cell>
          <table:table-cell office:value-type="string" table:style-name="ce1">
            <text:p>P02104000</text:p>
          </table:table-cell>
          <table:table-cell office:value-type="string" table:style-name="ce1">
            <text:p>Yağmurlama Sistemleri (borulama, fittingler,vanalar vs)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P02104002</text:p>
          </table:table-cell>
          <table:table-cell office:value-type="string" table:style-name="ce1">
            <text:p>P02104000</text:p>
          </table:table-cell>
          <table:table-cell office:value-type="string" table:style-name="ce1">
            <text:p>Yangın Dolapları, sprinklerler,söndürücüler vb finiş elemanları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P02104003</text:p>
          </table:table-cell>
          <table:table-cell office:value-type="string" table:style-name="ce1">
            <text:p>P02104000</text:p>
          </table:table-cell>
          <table:table-cell office:value-type="string" table:style-name="ce1">
            <text:p>Ekipmanlar (pompalar, hidroforlar,tanklar vs)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P02104004</text:p>
          </table:table-cell>
          <table:table-cell office:value-type="string" table:style-name="ce1">
            <text:p>P02104000</text:p>
          </table:table-cell>
          <table:table-cell office:value-type="string" table:style-name="ce1">
            <text:p>Gazlı söndürme sistemleri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P02104099</text:p>
          </table:table-cell>
          <table:table-cell office:value-type="string" table:style-name="ce1">
            <text:p>P02104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P02105000</text:p>
          </table:table-cell>
          <table:table-cell office:value-type="string" table:style-name="ce1">
            <text:p>P02100000</text:p>
          </table:table-cell>
          <table:table-cell office:value-type="string" table:style-name="ce1">
            <text:p>Doğalgaz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P02105001</text:p>
          </table:table-cell>
          <table:table-cell office:value-type="string" table:style-name="ce1">
            <text:p>P02105000</text:p>
          </table:table-cell>
          <table:table-cell office:value-type="string" table:style-name="ce1">
            <text:p>Doğalgaz dağıtım sistemi imalatları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P02200000</text:p>
          </table:table-cell>
          <table:table-cell office:value-type="string" table:style-name="ce1">
            <text:p>P02000000</text:p>
          </table:table-cell>
          <table:table-cell office:value-type="string" table:style-name="ce1">
            <text:p>Özel İmalatlar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P02201000</text:p>
          </table:table-cell>
          <table:table-cell office:value-type="string" table:style-name="ce1">
            <text:p>P02200000</text:p>
          </table:table-cell>
          <table:table-cell office:value-type="string" table:style-name="ce1">
            <text:p>Mekanik otomasyon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P02201001</text:p>
          </table:table-cell>
          <table:table-cell office:value-type="string" table:style-name="ce1">
            <text:p>P02201000</text:p>
          </table:table-cell>
          <table:table-cell office:value-type="string" table:style-name="ce1">
            <text:p>Otomasyon Sistemleri tüm imalatlar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P02201002</text:p>
          </table:table-cell>
          <table:table-cell office:value-type="string" table:style-name="ce1">
            <text:p>P02201000</text:p>
          </table:table-cell>
          <table:table-cell office:value-type="string" table:style-name="ce1">
            <text:p>Akıllı ev benzeri özel sistemler mekanik işleri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P02209900</text:p>
          </table:table-cell>
          <table:table-cell office:value-type="string" table:style-name="ce1">
            <text:p>P02200000</text:p>
          </table:table-cell>
          <table:table-cell office:value-type="string" table:style-name="ce1">
            <text:p>Diğer mekanik işler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P02209901</text:p>
          </table:table-cell>
          <table:table-cell office:value-type="string" table:style-name="ce1">
            <text:p>P02209900</text:p>
          </table:table-cell>
          <table:table-cell office:value-type="string" table:style-name="ce1">
            <text:p>Sismik koruma sistemleri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P02209902</text:p>
          </table:table-cell>
          <table:table-cell office:value-type="string" table:style-name="ce1">
            <text:p>P02209900</text:p>
          </table:table-cell>
          <table:table-cell office:value-type="string" table:style-name="ce1">
            <text:p>Havuz, jakuzi vs sistemler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P02209903</text:p>
          </table:table-cell>
          <table:table-cell office:value-type="string" table:style-name="ce1">
            <text:p>P02209900</text:p>
          </table:table-cell>
          <table:table-cell office:value-type="string" table:style-name="ce1">
            <text:p>Titreşim yutucular, absorberler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P02209904</text:p>
          </table:table-cell>
          <table:table-cell office:value-type="string" table:style-name="ce1">
            <text:p>P022099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P02209905</text:p>
          </table:table-cell>
          <table:table-cell office:value-type="string" table:style-name="ce1">
            <text:p>P02209900</text:p>
          </table:table-cell>
          <table:table-cell office:value-type="string" table:style-name="ce1">
            <text:p>Rezerve</text:p>
          </table:table-cell>
          <table:table-cell table:number-columns-repeated="16380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P02209999</text:p>
          </table:table-cell>
          <table:table-cell office:value-type="string" table:style-name="ce1">
            <text:p>P02209900</text:p>
          </table:table-cell>
          <table:table-cell office:value-type="string" table:style-name="ce1">
            <text:p>Diğer Mekanik İşler</text:p>
          </table:table-cell>
          <table:table-cell table:number-columns-repeated="16380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P02402002</text:p>
          </table:table-cell>
          <table:table-cell office:value-type="string" table:style-name="ce1">
            <text:p>P02209900</text:p>
          </table:table-cell>
          <table:table-cell office:value-type="string" table:style-name="ce1">
            <text:p>Metal boya ve koruma işleri</text:p>
          </table:table-cell>
          <table:table-cell table:number-columns-repeated="16380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P03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ELEKTRİK İŞLERİ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P03100000</text:p>
          </table:table-cell>
          <table:table-cell office:value-type="string" table:style-name="ce1">
            <text:p>P03000000</text:p>
          </table:table-cell>
          <table:table-cell office:value-type="string" table:style-name="ce1">
            <text:p>Tesisat ve Sistemler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P03101000</text:p>
          </table:table-cell>
          <table:table-cell office:value-type="string" table:style-name="ce1">
            <text:p>P03100000</text:p>
          </table:table-cell>
          <table:table-cell office:value-type="string" table:style-name="ce1">
            <text:p>Enerji Temini, Alçak Gerilim ve Orta Gerilim</text:p>
          </table:table-cell>
          <table:table-cell table:number-columns-repeated="16380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P03101001</text:p>
          </table:table-cell>
          <table:table-cell office:value-type="string" table:style-name="ce1">
            <text:p>P03101000</text:p>
          </table:table-cell>
          <table:table-cell office:value-type="string" table:style-name="ce1">
            <text:p>Enerji Nakli (alçak gerilim ve orta gerilim kablolamalar)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P03101002</text:p>
          </table:table-cell>
          <table:table-cell office:value-type="string" table:style-name="ce1">
            <text:p>P03101000</text:p>
          </table:table-cell>
          <table:table-cell office:value-type="string" table:style-name="ce1">
            <text:p>Trafo, switchgear vs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P03101003</text:p>
          </table:table-cell>
          <table:table-cell office:value-type="string" table:style-name="ce1">
            <text:p>P03101000</text:p>
          </table:table-cell>
          <table:table-cell office:value-type="string" table:style-name="ce1">
            <text:p>Vanalar ve sair elemanlar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P03101099</text:p>
          </table:table-cell>
          <table:table-cell office:value-type="string" table:style-name="ce1">
            <text:p>P03101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P03100000</text:p>
          </table:table-cell>
          <table:table-cell office:value-type="string" table:style-name="ce1">
            <text:p>Kuvvetli akım ve sistemleri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P03102001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UPS, Jeneratörler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P03102002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Elektrik Panoları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P03102003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Anahtar, priz ve buatlar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03102004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Topraklama ve Yıldırımdan Korunma sistemleri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P03102005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Kablo taşıyıcı sistemler (tavalar, borular)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P03102006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Tüm kablolamalar (kablolar,kablo pabuçları, bağları dahil)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P03102007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Aydınlatma armatürleri (lambalar dahil)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P03102008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Şalt malzemeler (kontaktör, röle, otomat, sigorta,şalterler)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03102099</text:p>
          </table:table-cell>
          <table:table-cell office:value-type="string" table:style-name="ce1">
            <text:p>P03102000</text:p>
          </table:table-cell>
          <table:table-cell office:value-type="string" table:style-name="ce1">
            <text:p>Diğerleri (ör.kapı zilleri, klemensler,sayaçlar)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P03200000</text:p>
          </table:table-cell>
          <table:table-cell office:value-type="string" table:style-name="ce1">
            <text:p>P03000000</text:p>
          </table:table-cell>
          <table:table-cell office:value-type="string" table:style-name="ce1">
            <text:p>Özel İmalatlar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P03200000</text:p>
          </table:table-cell>
          <table:table-cell office:value-type="string" table:style-name="ce1">
            <text:p>Zayıf akım sistemleri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P03201001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Yangın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P03201002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Telefon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P03201003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TV/CCTV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P03201004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Ses, ışık,anons ve müzik Sistemi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P03201005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Data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P03201006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Güvenlik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P03201007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Otomasyon Sistemi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P03201008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Intercom Sistemi</text:p>
          </table:table-cell>
          <table:table-cell table:number-columns-repeated="16380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03201009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Hırsız Alarm Sistemi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03201010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Kartlı Giriş Sistemleri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P03201011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Akıllı ev benzeri özel sistemler elektrik işleri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P03201012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Otopark kontrol sistemleri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03201013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Turnike sistemleri</text:p>
          </table:table-cell>
          <table:table-cell table:number-columns-repeated="16380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03201060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ICT Sistemleri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P03201099</text:p>
          </table:table-cell>
          <table:table-cell office:value-type="string" table:style-name="ce1">
            <text:p>P03201000</text:p>
          </table:table-cell>
          <table:table-cell office:value-type="string" table:style-name="ce1">
            <text:p>Diğer zayıf akım sistemleri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P03209900</text:p>
          </table:table-cell>
          <table:table-cell office:value-type="string" table:style-name="ce1">
            <text:p>P03200000</text:p>
          </table:table-cell>
          <table:table-cell office:value-type="string" table:style-name="ce1">
            <text:p>Diğer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P03209901</text:p>
          </table:table-cell>
          <table:table-cell office:value-type="string" table:style-name="ce1">
            <text:p>P03209900</text:p>
          </table:table-cell>
          <table:table-cell office:value-type="string" table:style-name="ce1">
            <text:p>Çevre Aydınlatma (aydınlatma direkleri ve sistemleri)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P03209999</text:p>
          </table:table-cell>
          <table:table-cell office:value-type="string" table:style-name="ce1">
            <text:p>P03209900</text:p>
          </table:table-cell>
          <table:table-cell office:value-type="string" table:style-name="ce1">
            <text:p>Diğer Elektrik İşleri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P03703005</text:p>
          </table:table-cell>
          <table:table-cell office:value-type="string" table:style-name="ce1">
            <text:p>P03209900</text:p>
          </table:table-cell>
          <table:table-cell office:value-type="string" table:style-name="ce1">
            <text:p>Kapı ve pencere aksesuarları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P04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ALTYAPI İŞLERİ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P04100000</text:p>
          </table:table-cell>
          <table:table-cell office:value-type="string" table:style-name="ce1">
            <text:p>P04000000</text:p>
          </table:table-cell>
          <table:table-cell office:value-type="string" table:style-name="ce1">
            <text:p>Toprak ve Kazı İşleri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P04101000</text:p>
          </table:table-cell>
          <table:table-cell office:value-type="string" table:style-name="ce1">
            <text:p>P04100000</text:p>
          </table:table-cell>
          <table:table-cell office:value-type="string" table:style-name="ce1">
            <text:p>Toprak ve kazı işleri</text:p>
          </table:table-cell>
          <table:table-cell table:number-columns-repeated="16380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P04101001</text:p>
          </table:table-cell>
          <table:table-cell office:value-type="string" table:style-name="ce1">
            <text:p>P04101000</text:p>
          </table:table-cell>
          <table:table-cell office:value-type="string" table:style-name="ce1">
            <text:p>Elle Altyapı Kazısı ve yataklamalar benzeri toprak işleri</text:p>
          </table:table-cell>
          <table:table-cell table:number-columns-repeated="16380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P04101002</text:p>
          </table:table-cell>
          <table:table-cell office:value-type="string" table:style-name="ce1">
            <text:p>P04101000</text:p>
          </table:table-cell>
          <table:table-cell office:value-type="string" table:style-name="ce1">
            <text:p>Altyapı iksa işleri (palplanş vb imalatlar)</text:p>
          </table:table-cell>
          <table:table-cell table:number-columns-repeated="16380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P04200000</text:p>
          </table:table-cell>
          <table:table-cell office:value-type="string" table:style-name="ce1">
            <text:p>P04000000</text:p>
          </table:table-cell>
          <table:table-cell office:value-type="string" table:style-name="ce1">
            <text:p>Borulama İşleri</text:p>
          </table:table-cell>
          <table:table-cell table:number-columns-repeated="16380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P04201000</text:p>
          </table:table-cell>
          <table:table-cell office:value-type="string" table:style-name="ce1">
            <text:p>P04200000</text:p>
          </table:table-cell>
          <table:table-cell office:value-type="string" table:style-name="ce1">
            <text:p>Borulama işleri</text:p>
          </table:table-cell>
          <table:table-cell table:number-columns-repeated="16380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P04201001</text:p>
          </table:table-cell>
          <table:table-cell office:value-type="string" table:style-name="ce1">
            <text:p>P04201000</text:p>
          </table:table-cell>
          <table:table-cell office:value-type="string" table:style-name="ce1">
            <text:p>Drenaj işleri</text:p>
          </table:table-cell>
          <table:table-cell table:number-columns-repeated="16380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P04201002</text:p>
          </table:table-cell>
          <table:table-cell office:value-type="string" table:style-name="ce1">
            <text:p>P04201000</text:p>
          </table:table-cell>
          <table:table-cell office:value-type="string" table:style-name="ce1">
            <text:p>Altyapı ekipmanları (tank, hidrant vs)</text:p>
          </table:table-cell>
          <table:table-cell table:number-columns-repeated="16380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P04201003</text:p>
          </table:table-cell>
          <table:table-cell office:value-type="string" table:style-name="ce1">
            <text:p>P04201000</text:p>
          </table:table-cell>
          <table:table-cell office:value-type="string" table:style-name="ce1">
            <text:p>Altyapı boruları (korrüge, pvc vs ; sulama sistemleri dahil ; vana, fitting her türlü aksesuar dahil)</text:p>
          </table:table-cell>
          <table:table-cell table:number-columns-repeated="16380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P04201004</text:p>
          </table:table-cell>
          <table:table-cell office:value-type="string" table:style-name="ce1">
            <text:p>P04201000</text:p>
          </table:table-cell>
          <table:table-cell office:value-type="string" table:style-name="ce1">
            <text:p>Altyapı Bağlantıları</text:p>
          </table:table-cell>
          <table:table-cell table:number-columns-repeated="16380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P04201050</text:p>
          </table:table-cell>
          <table:table-cell office:value-type="string" table:style-name="ce1">
            <text:p>P04201000</text:p>
          </table:table-cell>
          <table:table-cell office:value-type="string" table:style-name="ce1">
            <text:p>Ortak Zayıf Akım sinyal kabloları</text:p>
          </table:table-cell>
          <table:table-cell table:number-columns-repeated="16380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P04300000</text:p>
          </table:table-cell>
          <table:table-cell office:value-type="string" table:style-name="ce1">
            <text:p>P04000000</text:p>
          </table:table-cell>
          <table:table-cell office:value-type="string" table:style-name="ce1">
            <text:p>Menhol, galeri vb işler</text:p>
          </table:table-cell>
          <table:table-cell table:number-columns-repeated="16380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P04301000</text:p>
          </table:table-cell>
          <table:table-cell office:value-type="string" table:style-name="ce1">
            <text:p>P04300000</text:p>
          </table:table-cell>
          <table:table-cell office:value-type="string" table:style-name="ce1">
            <text:p>Menhol, galeri vb işler</text:p>
          </table:table-cell>
          <table:table-cell table:number-columns-repeated="16380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P04301001</text:p>
          </table:table-cell>
          <table:table-cell office:value-type="string" table:style-name="ce1">
            <text:p>P04301000</text:p>
          </table:table-cell>
          <table:table-cell office:value-type="string" table:style-name="ce1">
            <text:p>Menholler (yerinde döküm ya da prekast elemanlarla )</text:p>
          </table:table-cell>
          <table:table-cell table:number-columns-repeated="16380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P04301099</text:p>
          </table:table-cell>
          <table:table-cell office:value-type="string" table:style-name="ce1">
            <text:p>P04301000</text:p>
          </table:table-cell>
          <table:table-cell office:value-type="string" table:style-name="ce1">
            <text:p>Diğer Altyapı İşleri</text:p>
          </table:table-cell>
          <table:table-cell table:number-columns-repeated="16380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P05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PEYZAJ ve ÇEVRE DÜZENLEME</text:p>
          </table:table-cell>
          <table:table-cell table:number-columns-repeated="16380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P05100000</text:p>
          </table:table-cell>
          <table:table-cell office:value-type="string" table:style-name="ce1">
            <text:p>P05000000</text:p>
          </table:table-cell>
          <table:table-cell office:value-type="string" table:style-name="ce1">
            <text:p>Peyzaj ve Çevre Düzenleme</text:p>
          </table:table-cell>
          <table:table-cell table:number-columns-repeated="16380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P05101000</text:p>
          </table:table-cell>
          <table:table-cell office:value-type="string" table:style-name="ce1">
            <text:p>P05100000</text:p>
          </table:table-cell>
          <table:table-cell office:value-type="string" table:style-name="ce1">
            <text:p>Çevre düzenleme toprak işleri</text:p>
          </table:table-cell>
          <table:table-cell table:number-columns-repeated="16380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P05101001</text:p>
          </table:table-cell>
          <table:table-cell office:value-type="string" table:style-name="ce1">
            <text:p>P05101000</text:p>
          </table:table-cell>
          <table:table-cell office:value-type="string" table:style-name="ce1">
            <text:p>Tesviye ve reglaj işleri</text:p>
          </table:table-cell>
          <table:table-cell table:number-columns-repeated="16380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P05102000</text:p>
          </table:table-cell>
          <table:table-cell office:value-type="string" table:style-name="ce1">
            <text:p>P05100000</text:p>
          </table:table-cell>
          <table:table-cell office:value-type="string" table:style-name="ce1">
            <text:p>Sert zemin imalatları (Hardscape)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P05102001</text:p>
          </table:table-cell>
          <table:table-cell office:value-type="string" table:style-name="ce1">
            <text:p>P05102000</text:p>
          </table:table-cell>
          <table:table-cell office:value-type="string" table:style-name="ce1">
            <text:p>Kazı, dolgu ve benzeri toprak işleri</text:p>
          </table:table-cell>
          <table:table-cell table:number-columns-repeated="16380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P05102002</text:p>
          </table:table-cell>
          <table:table-cell office:value-type="string" table:style-name="ce1">
            <text:p>P05102000</text:p>
          </table:table-cell>
          <table:table-cell office:value-type="string" table:style-name="ce1">
            <text:p>Yürüme yolları gibi yayalar için sert zemin imalatları</text:p>
          </table:table-cell>
          <table:table-cell table:number-columns-repeated="16380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P05102003</text:p>
          </table:table-cell>
          <table:table-cell office:value-type="string" table:style-name="ce1">
            <text:p>P05102000</text:p>
          </table:table-cell>
          <table:table-cell office:value-type="string" table:style-name="ce1">
            <text:p>Araçlar için sert zemin imalatları (asfalt, stabilize dolgu, kazı, toprak işleri birlikte olmak üzere)</text:p>
          </table:table-cell>
          <table:table-cell table:number-columns-repeated="16380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P05102099</text:p>
          </table:table-cell>
          <table:table-cell office:value-type="string" table:style-name="ce1">
            <text:p>P05102000</text:p>
          </table:table-cell>
          <table:table-cell office:value-type="string" table:style-name="ce1">
            <text:p>Diğer Sert Zemin imalatları</text:p>
          </table:table-cell>
          <table:table-cell table:number-columns-repeated="16380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P05103000</text:p>
          </table:table-cell>
          <table:table-cell office:value-type="string" table:style-name="ce1">
            <text:p>P05100000</text:p>
          </table:table-cell>
          <table:table-cell office:value-type="string" table:style-name="ce1">
            <text:p>Yeşillendirme (Softscape)</text:p>
          </table:table-cell>
          <table:table-cell table:number-columns-repeated="16380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P05103001</text:p>
          </table:table-cell>
          <table:table-cell office:value-type="string" table:style-name="ce1">
            <text:p>P05103000</text:p>
          </table:table-cell>
          <table:table-cell office:value-type="string" table:style-name="ce1">
            <text:p>Ağaçlar, bitki, çim, bitkisel toprak vs</text:p>
          </table:table-cell>
          <table:table-cell table:number-columns-repeated="16380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P05103099</text:p>
          </table:table-cell>
          <table:table-cell office:value-type="string" table:style-name="ce1">
            <text:p>P05103000</text:p>
          </table:table-cell>
          <table:table-cell office:value-type="string" table:style-name="ce1">
            <text:p>Diğer softscape imalatları</text:p>
          </table:table-cell>
          <table:table-cell table:number-columns-repeated="16380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P05109900</text:p>
          </table:table-cell>
          <table:table-cell office:value-type="string" table:style-name="ce1">
            <text:p>P05100000</text:p>
          </table:table-cell>
          <table:table-cell office:value-type="string" table:style-name="ce1">
            <text:p>Diğer</text:p>
          </table:table-cell>
          <table:table-cell table:number-columns-repeated="16380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P05109901</text:p>
          </table:table-cell>
          <table:table-cell office:value-type="string" table:style-name="ce1">
            <text:p>P05109900</text:p>
          </table:table-cell>
          <table:table-cell office:value-type="string" table:style-name="ce1">
            <text:p>Heykel, bahçe mobilyası vs elemanlar</text:p>
          </table:table-cell>
          <table:table-cell table:number-columns-repeated="16380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P05109902</text:p>
          </table:table-cell>
          <table:table-cell office:value-type="string" table:style-name="ce1">
            <text:p>P05109900</text:p>
          </table:table-cell>
          <table:table-cell office:value-type="string" table:style-name="ce1">
            <text:p>Peyzaj strüktürel işler (göletler, köprüler vs)</text:p>
          </table:table-cell>
          <table:table-cell table:number-columns-repeated="16380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P05109903</text:p>
          </table:table-cell>
          <table:table-cell office:value-type="string" table:style-name="ce1">
            <text:p>P05109900</text:p>
          </table:table-cell>
          <table:table-cell office:value-type="string" table:style-name="ce1">
            <text:p>Ağaç ev vb hazır peyzaj elemanları</text:p>
          </table:table-cell>
          <table:table-cell table:number-columns-repeated="16380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P05109904</text:p>
          </table:table-cell>
          <table:table-cell office:value-type="string" table:style-name="ce1">
            <text:p>P05109900</text:p>
          </table:table-cell>
          <table:table-cell office:value-type="string" table:style-name="ce1">
            <text:p>Çevre çiti, çevre duvarı vs</text:p>
          </table:table-cell>
          <table:table-cell table:number-columns-repeated="16380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P05109905</text:p>
          </table:table-cell>
          <table:table-cell office:value-type="string" table:style-name="ce1">
            <text:p>P05109900</text:p>
          </table:table-cell>
          <table:table-cell office:value-type="string" table:style-name="ce1">
            <text:p>Bekçi klübesi, nizamiye vb prefabrik imalatlar</text:p>
          </table:table-cell>
          <table:table-cell table:number-columns-repeated="16380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P05109999</text:p>
          </table:table-cell>
          <table:table-cell office:value-type="string" table:style-name="ce1">
            <text:p>P05109900</text:p>
          </table:table-cell>
          <table:table-cell office:value-type="string" table:style-name="ce1">
            <text:p>Diğer Peyzaj İşleri</text:p>
          </table:table-cell>
          <table:table-cell table:number-columns-repeated="16380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P06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TAŞIMA SİSTEMLERİ</text:p>
          </table:table-cell>
          <table:table-cell table:number-columns-repeated="16380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P06100000</text:p>
          </table:table-cell>
          <table:table-cell office:value-type="string" table:style-name="ce1">
            <text:p>P06000000</text:p>
          </table:table-cell>
          <table:table-cell office:value-type="string" table:style-name="ce1">
            <text:p>Taşıma Sistemleri</text:p>
          </table:table-cell>
          <table:table-cell table:number-columns-repeated="16380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P06101000</text:p>
          </table:table-cell>
          <table:table-cell office:value-type="string" table:style-name="ce1">
            <text:p>P06100000</text:p>
          </table:table-cell>
          <table:table-cell office:value-type="string" table:style-name="ce1">
            <text:p>Yürüyen merdiven ve eskalatörler</text:p>
          </table:table-cell>
          <table:table-cell table:number-columns-repeated="16380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P06101001</text:p>
          </table:table-cell>
          <table:table-cell office:value-type="string" table:style-name="ce1">
            <text:p>P06101000</text:p>
          </table:table-cell>
          <table:table-cell office:value-type="string" table:style-name="ce1">
            <text:p>Yürüyen Merdiven ve eskalatörler</text:p>
          </table:table-cell>
          <table:table-cell table:number-columns-repeated="16380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06101002</text:p>
          </table:table-cell>
          <table:table-cell office:value-type="string" table:style-name="ce1">
            <text:p>P06101000</text:p>
          </table:table-cell>
          <table:table-cell office:value-type="string" table:style-name="ce1">
            <text:p>Asansörler (İnsan ve yük dahil)</text:p>
          </table:table-cell>
          <table:table-cell table:number-columns-repeated="16380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P06101099</text:p>
          </table:table-cell>
          <table:table-cell office:value-type="string" table:style-name="ce1">
            <text:p>P06101000</text:p>
          </table:table-cell>
          <table:table-cell office:value-type="string" table:style-name="ce1">
            <text:p>Diğer Taşıma Sistemleri</text:p>
          </table:table-cell>
          <table:table-cell table:number-columns-repeated="16380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P06102000</text:p>
          </table:table-cell>
          <table:table-cell office:value-type="string" table:style-name="ce1">
            <text:p>P06100000</text:p>
          </table:table-cell>
          <table:table-cell office:value-type="string" table:style-name="ce1">
            <text:p>Özel Ekipmalnar</text:p>
          </table:table-cell>
          <table:table-cell table:number-columns-repeated="16380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P06102001</text:p>
          </table:table-cell>
          <table:table-cell office:value-type="string" table:style-name="ce1">
            <text:p>P06102000</text:p>
          </table:table-cell>
          <table:table-cell office:value-type="string" table:style-name="ce1">
            <text:p>Diğer Özel Ekipmanlar (Bagaj taşıma vb. Sistemler)</text:p>
          </table:table-cell>
          <table:table-cell table:number-columns-repeated="16380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P07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MOBİLYA, TEFRİŞ &amp; TEDARİK İŞLERİ</text:p>
          </table:table-cell>
          <table:table-cell table:number-columns-repeated="16380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P07100000</text:p>
          </table:table-cell>
          <table:table-cell office:value-type="string" table:style-name="ce1">
            <text:p>P07000000</text:p>
          </table:table-cell>
          <table:table-cell office:value-type="string" table:style-name="ce1">
            <text:p>Mobilya/Tefriş ve temin/tedarik işleri</text:p>
          </table:table-cell>
          <table:table-cell table:number-columns-repeated="16380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P07101000</text:p>
          </table:table-cell>
          <table:table-cell office:value-type="string" table:style-name="ce1">
            <text:p>P07100000</text:p>
          </table:table-cell>
          <table:table-cell office:value-type="string" table:style-name="ce1">
            <text:p>Mobilya/tefriş ve tedarik</text:p>
          </table:table-cell>
          <table:table-cell table:number-columns-repeated="16380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P07101001</text:p>
          </table:table-cell>
          <table:table-cell office:value-type="string" table:style-name="ce1">
            <text:p>P07101000</text:p>
          </table:table-cell>
          <table:table-cell office:value-type="string" table:style-name="ce1">
            <text:p>Sabit mobilyalar (dolaplar,radyatör kapamalar)</text:p>
          </table:table-cell>
          <table:table-cell table:number-columns-repeated="16380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P07101002</text:p>
          </table:table-cell>
          <table:table-cell office:value-type="string" table:style-name="ce1">
            <text:p>P07101000</text:p>
          </table:table-cell>
          <table:table-cell office:value-type="string" table:style-name="ce1">
            <text:p>Tefriş ve tedarik (hareketli mobilyalar, yemek takımları, banyo takımları, perdeler vs dahil)</text:p>
          </table:table-cell>
          <table:table-cell table:number-columns-repeated="16380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P07101003</text:p>
          </table:table-cell>
          <table:table-cell office:value-type="string" table:style-name="ce1">
            <text:p>P07101000</text:p>
          </table:table-cell>
          <table:table-cell office:value-type="string" table:style-name="ce1">
            <text:p>Beyaz eşya vb elektronik/mekanik ev tefriş malzemeleri (mutfak ekipmanları, tv vs)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P07101004</text:p>
          </table:table-cell>
          <table:table-cell office:value-type="string" table:style-name="ce1">
            <text:p>P07101000</text:p>
          </table:table-cell>
          <table:table-cell office:value-type="string" table:style-name="ce1">
            <text:p>Özel tefriş malzemeleri (aydınlatma ve avizeler benzeri )</text:p>
          </table:table-cell>
          <table:table-cell table:number-columns-repeated="16380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P07101005</text:p>
          </table:table-cell>
          <table:table-cell office:value-type="string" table:style-name="ce1">
            <text:p>P07101000</text:p>
          </table:table-cell>
          <table:table-cell office:value-type="string" table:style-name="ce1">
            <text:p>Sauna vb ahşap imalatlar</text:p>
          </table:table-cell>
          <table:table-cell table:number-columns-repeated="16380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P07101006</text:p>
          </table:table-cell>
          <table:table-cell office:value-type="string" table:style-name="ce1">
            <text:p>P07101000</text:p>
          </table:table-cell>
          <table:table-cell office:value-type="string" table:style-name="ce1">
            <text:p>Şömine vb elemanlar</text:p>
          </table:table-cell>
          <table:table-cell table:number-columns-repeated="16380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P07101099</text:p>
          </table:table-cell>
          <table:table-cell office:value-type="string" table:style-name="ce1">
            <text:p>P07101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P08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ÖZEL İMALATLAR</text:p>
          </table:table-cell>
          <table:table-cell table:number-columns-repeated="16380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P08100000</text:p>
          </table:table-cell>
          <table:table-cell office:value-type="string" table:style-name="ce1">
            <text:p>P08000000</text:p>
          </table:table-cell>
          <table:table-cell office:value-type="string" table:style-name="ce1">
            <text:p>Özel İmalatlar</text:p>
          </table:table-cell>
          <table:table-cell table:number-columns-repeated="16380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P08101000</text:p>
          </table:table-cell>
          <table:table-cell office:value-type="string" table:style-name="ce1">
            <text:p>P08100000</text:p>
          </table:table-cell>
          <table:table-cell office:value-type="string" table:style-name="ce1">
            <text:p>Tüm özel imalatlar</text:p>
          </table:table-cell>
          <table:table-cell table:number-columns-repeated="16380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P08101001</text:p>
          </table:table-cell>
          <table:table-cell office:value-type="string" table:style-name="ce1">
            <text:p>P08101000</text:p>
          </table:table-cell>
          <table:table-cell office:value-type="string" table:style-name="ce1">
            <text:p>Yüzme havuzu inşaası</text:p>
          </table:table-cell>
          <table:table-cell table:number-columns-repeated="16380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P08101002</text:p>
          </table:table-cell>
          <table:table-cell office:value-type="string" table:style-name="ce1">
            <text:p>P08101000</text:p>
          </table:table-cell>
          <table:table-cell office:value-type="string" table:style-name="ce1">
            <text:p>Akvaryum inşaası</text:p>
          </table:table-cell>
          <table:table-cell table:number-columns-repeated="16380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P08101003</text:p>
          </table:table-cell>
          <table:table-cell office:value-type="string" table:style-name="ce1">
            <text:p>P08101000</text:p>
          </table:table-cell>
          <table:table-cell office:value-type="string" table:style-name="ce1">
            <text:p>Buz pateni pisti, halı saha , tenis kortu vb spor sahaları inşaası</text:p>
          </table:table-cell>
          <table:table-cell table:number-columns-repeated="16380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P08101004</text:p>
          </table:table-cell>
          <table:table-cell office:value-type="string" table:style-name="ce1">
            <text:p>P08101000</text:p>
          </table:table-cell>
          <table:table-cell office:value-type="string" table:style-name="ce1">
            <text:p>Prefabrik elemanlar</text:p>
          </table:table-cell>
          <table:table-cell table:number-columns-repeated="16380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P08101005</text:p>
          </table:table-cell>
          <table:table-cell office:value-type="string" table:style-name="ce1">
            <text:p>P08101000</text:p>
          </table:table-cell>
          <table:table-cell office:value-type="string" table:style-name="ce1">
            <text:p>Kule inşaası</text:p>
          </table:table-cell>
          <table:table-cell table:number-columns-repeated="16380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P08101006</text:p>
          </table:table-cell>
          <table:table-cell office:value-type="string" table:style-name="ce1">
            <text:p>P08101000</text:p>
          </table:table-cell>
          <table:table-cell office:value-type="string" table:style-name="ce1">
            <text:p>Radyasyon koruma vb özel amaçlı inşaalar</text:p>
          </table:table-cell>
          <table:table-cell table:number-columns-repeated="16380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P09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MOBİLİZASYON</text:p>
          </table:table-cell>
          <table:table-cell table:number-columns-repeated="16380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P09100000</text:p>
          </table:table-cell>
          <table:table-cell office:value-type="string" table:style-name="ce1">
            <text:p>P09000000</text:p>
          </table:table-cell>
          <table:table-cell office:value-type="string" table:style-name="ce1">
            <text:p>Mobilizasyon</text:p>
          </table:table-cell>
          <table:table-cell table:number-columns-repeated="16380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P09101000</text:p>
          </table:table-cell>
          <table:table-cell office:value-type="string" table:style-name="ce1">
            <text:p>P09100000</text:p>
          </table:table-cell>
          <table:table-cell office:value-type="string" table:style-name="ce1">
            <text:p>Mobilizasyon</text:p>
          </table:table-cell>
          <table:table-cell table:number-columns-repeated="16380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P09101001</text:p>
          </table:table-cell>
          <table:table-cell office:value-type="string" table:style-name="ce1">
            <text:p>P09101000</text:p>
          </table:table-cell>
          <table:table-cell office:value-type="string" table:style-name="ce1">
            <text:p>Prefabrik Binalar</text:p>
          </table:table-cell>
          <table:table-cell table:number-columns-repeated="16380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P09101002</text:p>
          </table:table-cell>
          <table:table-cell office:value-type="string" table:style-name="ce1">
            <text:p>P09101000</text:p>
          </table:table-cell>
          <table:table-cell office:value-type="string" table:style-name="ce1">
            <text:p>Ofis ve Kamp Tefriş</text:p>
          </table:table-cell>
          <table:table-cell table:number-columns-repeated="16380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P09101003</text:p>
          </table:table-cell>
          <table:table-cell office:value-type="string" table:style-name="ce1">
            <text:p>P09101000</text:p>
          </table:table-cell>
          <table:table-cell office:value-type="string" table:style-name="ce1">
            <text:p>Ofis ve Kamp Sahası tüm İnşaat,Elektik ve Mekanik İşleri</text:p>
          </table:table-cell>
          <table:table-cell table:number-columns-repeated="16380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P09101004</text:p>
          </table:table-cell>
          <table:table-cell office:value-type="string" table:style-name="ce1">
            <text:p>P09101000</text:p>
          </table:table-cell>
          <table:table-cell office:value-type="string" table:style-name="ce1">
            <text:p>Ofis ve Kamp Sahası - Utilities</text:p>
          </table:table-cell>
          <table:table-cell table:number-columns-repeated="16380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P09101005</text:p>
          </table:table-cell>
          <table:table-cell office:value-type="string" table:style-name="ce1">
            <text:p>P09101000</text:p>
          </table:table-cell>
          <table:table-cell office:value-type="string" table:style-name="ce1">
            <text:p>Saha İşleri (Altyapı ve Düzeltme)</text:p>
          </table:table-cell>
          <table:table-cell table:number-columns-repeated="16380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P09101007</text:p>
          </table:table-cell>
          <table:table-cell office:value-type="string" table:style-name="ce1">
            <text:p>P09101000</text:p>
          </table:table-cell>
          <table:table-cell office:value-type="string" table:style-name="ce1">
            <text:p>Panik Odası</text:p>
          </table:table-cell>
          <table:table-cell table:number-columns-repeated="16380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P09101099</text:p>
          </table:table-cell>
          <table:table-cell office:value-type="string" table:style-name="ce1">
            <text:p>P09101000</text:p>
          </table:table-cell>
          <table:table-cell office:value-type="string" table:style-name="ce1">
            <text:p>Diğerleri</text:p>
          </table:table-cell>
          <table:table-cell table:number-columns-repeated="16380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P99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DİĞERLERİ</text:p>
          </table:table-cell>
          <table:table-cell table:number-columns-repeated="16380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P99100000</text:p>
          </table:table-cell>
          <table:table-cell office:value-type="string" table:style-name="ce1">
            <text:p>P99000000</text:p>
          </table:table-cell>
          <table:table-cell office:value-type="string" table:style-name="ce1">
            <text:p>Direkt İmalat Giderlerine Paylaştırılacak Ortak Giderler</text:p>
          </table:table-cell>
          <table:table-cell table:number-columns-repeated="16380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P99101000</text:p>
          </table:table-cell>
          <table:table-cell office:value-type="string" table:style-name="ce1">
            <text:p>P99100000</text:p>
          </table:table-cell>
          <table:table-cell office:value-type="string" table:style-name="ce1">
            <text:p>Sarf malzemeler ve sair malzemeler</text:p>
          </table:table-cell>
          <table:table-cell table:number-columns-repeated="16380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P99101001</text:p>
          </table:table-cell>
          <table:table-cell office:value-type="string" table:style-name="ce1">
            <text:p>P99101000</text:p>
          </table:table-cell>
          <table:table-cell office:value-type="string" table:style-name="ce1">
            <text:p>Sarf Malzemeler ve Sair Malzemeler</text:p>
          </table:table-cell>
          <table:table-cell table:number-columns-repeated="16380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P99101002</text:p>
          </table:table-cell>
          <table:table-cell office:value-type="string" table:style-name="ce1">
            <text:p>P99101000</text:p>
          </table:table-cell>
          <table:table-cell office:value-type="string" table:style-name="ce1">
            <text:p>Amortismana tabi olmayan el aletleri</text:p>
          </table:table-cell>
          <table:table-cell table:number-columns-repeated="16380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P99101003</text:p>
          </table:table-cell>
          <table:table-cell office:value-type="string" table:style-name="ce1">
            <text:p>P99101000</text:p>
          </table:table-cell>
          <table:table-cell office:value-type="string" table:style-name="ce1">
            <text:p>Tüpler, elektrodlar,kırıcı-delici-kesici uçlar gibi sarf malzemeleri</text:p>
          </table:table-cell>
          <table:table-cell table:number-columns-repeated="16380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P99101099</text:p>
          </table:table-cell>
          <table:table-cell office:value-type="string" table:style-name="ce1">
            <text:p>P99101000</text:p>
          </table:table-cell>
          <table:table-cell office:value-type="string" table:style-name="ce1">
            <text:p>Diğerleri (iş güvenliği malzemeleri)</text:p>
          </table:table-cell>
          <table:table-cell table:number-columns-repeated="16380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P99102000</text:p>
          </table:table-cell>
          <table:table-cell office:value-type="string" table:style-name="ce1">
            <text:p>P99100000</text:p>
          </table:table-cell>
          <table:table-cell office:value-type="string" table:style-name="ce1">
            <text:p>Maket, Mock-up vb giderler</text:p>
          </table:table-cell>
          <table:table-cell table:number-columns-repeated="16380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P99102001</text:p>
          </table:table-cell>
          <table:table-cell office:value-type="string" table:style-name="ce1">
            <text:p>P99102000</text:p>
          </table:table-cell>
          <table:table-cell office:value-type="string" table:style-name="ce1">
            <text:p>Maket ve Mockup yaptırılması</text:p>
          </table:table-cell>
          <table:table-cell table:number-columns-repeated="16380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MALZEME KIRILIMI</text:p>
          </table:table-cell>
          <table:table-cell table:number-columns-repeated="16380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MA1001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Harçlı Malzemeler</text:p>
          </table:table-cell>
          <table:table-cell table:number-columns-repeated="16380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MA10010100</text:p>
          </table:table-cell>
          <table:table-cell office:value-type="string" table:style-name="ce1">
            <text:p>MA10010000</text:p>
          </table:table-cell>
          <table:table-cell office:value-type="string" table:style-name="ce1">
            <text:p>Yapısal Beton Harçları</text:p>
          </table:table-cell>
          <table:table-cell table:number-columns-repeated="16380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MA10010200</text:p>
          </table:table-cell>
          <table:table-cell office:value-type="string" table:style-name="ce1">
            <text:p>MA10010000</text:p>
          </table:table-cell>
          <table:table-cell office:value-type="string" table:style-name="ce1">
            <text:p>Asfalt Karışımları</text:p>
          </table:table-cell>
          <table:table-cell table:number-columns-repeated="16380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MA10010300</text:p>
          </table:table-cell>
          <table:table-cell office:value-type="string" table:style-name="ce1">
            <text:p>MA10010000</text:p>
          </table:table-cell>
          <table:table-cell office:value-type="string" table:style-name="ce1">
            <text:p>Sıva ve Diğer Harçlar</text:p>
          </table:table-cell>
          <table:table-cell table:number-columns-repeated="16380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MA10010400</text:p>
          </table:table-cell>
          <table:table-cell office:value-type="string" table:style-name="ce1">
            <text:p>MA10010000</text:p>
          </table:table-cell>
          <table:table-cell office:value-type="string" table:style-name="ce1">
            <text:p>Onarım Harçları</text:p>
          </table:table-cell>
          <table:table-cell table:number-columns-repeated="16380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MA10010500</text:p>
          </table:table-cell>
          <table:table-cell office:value-type="string" table:style-name="ce1">
            <text:p>MA10010000</text:p>
          </table:table-cell>
          <table:table-cell office:value-type="string" table:style-name="ce1">
            <text:p>Yapıştırıcı Harçlar</text:p>
          </table:table-cell>
          <table:table-cell table:number-columns-repeated="16380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etaller</text:p>
          </table:table-cell>
          <table:table-cell table:number-columns-repeated="16380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MA100201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Yapısal Demir Donatılar ve Profiller</text:p>
          </table:table-cell>
          <table:table-cell table:number-columns-repeated="16380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MA100202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Demir ve Çelik Profiller</text:p>
          </table:table-cell>
          <table:table-cell table:number-columns-repeated="16380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MA100203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Aluminium Profiller</text:p>
          </table:table-cell>
          <table:table-cell table:number-columns-repeated="16380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MA100204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Saclar</text:p>
          </table:table-cell>
          <table:table-cell table:number-columns-repeated="16380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MA100205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Dübel, conta, askı çubukları, vb.</text:p>
          </table:table-cell>
          <table:table-cell table:number-columns-repeated="16380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MA100206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Ferforje ve Balasturadeler</text:p>
          </table:table-cell>
          <table:table-cell table:number-columns-repeated="16380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MA100207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Metal Asma Tavan Profilleri</text:p>
          </table:table-cell>
          <table:table-cell table:number-columns-repeated="16380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MA100208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Derz ve Baskı Profilleri</text:p>
          </table:table-cell>
          <table:table-cell table:number-columns-repeated="16380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MA100209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Kenar Profilleri</text:p>
          </table:table-cell>
          <table:table-cell table:number-columns-repeated="16380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MA10021000</text:p>
          </table:table-cell>
          <table:table-cell office:value-type="string" table:style-name="ce1">
            <text:p>MA10020000</text:p>
          </table:table-cell>
          <table:table-cell office:value-type="string" table:style-name="ce1">
            <text:p>Kalıp ve İskele Ekipmanları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Yapı Blokları (Briket, Tuğla, Fibrobeton, vs.)</text:p>
          </table:table-cell>
          <table:table-cell table:number-columns-repeated="16380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MA100301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Tuğlalar</text:p>
          </table:table-cell>
          <table:table-cell table:number-columns-repeated="16380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MA100302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Kiremitler</text:p>
          </table:table-cell>
          <table:table-cell table:number-columns-repeated="16380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MA100303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Gazbeton Bloklar</text:p>
          </table:table-cell>
          <table:table-cell table:number-columns-repeated="16380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MA100304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Kesme Taş Bloklar</text:p>
          </table:table-cell>
          <table:table-cell table:number-columns-repeated="16380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MA100305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Briket ve Bims Bloklar</text:p>
          </table:table-cell>
          <table:table-cell table:number-columns-repeated="16380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MA100306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Asmolen Bloklar</text:p>
          </table:table-cell>
          <table:table-cell table:number-columns-repeated="16380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MA100307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Kilit Taşları</text:p>
          </table:table-cell>
          <table:table-cell table:number-columns-repeated="16380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MA100308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Bordürler</text:p>
          </table:table-cell>
          <table:table-cell table:number-columns-repeated="16380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MA100309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Alçıpan Paneller</text:p>
          </table:table-cell>
          <table:table-cell table:number-columns-repeated="16380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MA100310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Doğal Taş Bloklar</text:p>
          </table:table-cell>
          <table:table-cell table:number-columns-repeated="16380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MA1004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Ahşap Malzemeler</text:p>
          </table:table-cell>
          <table:table-cell table:number-columns-repeated="16380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MA10040100</text:p>
          </table:table-cell>
          <table:table-cell office:value-type="string" table:style-name="ce1">
            <text:p>MA10040000</text:p>
          </table:table-cell>
          <table:table-cell office:value-type="string" table:style-name="ce1">
            <text:p>Plywood, OSB ve Sunta</text:p>
          </table:table-cell>
          <table:table-cell table:number-columns-repeated="16380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A10040200</text:p>
          </table:table-cell>
          <table:table-cell office:value-type="string" table:style-name="ce1">
            <text:p>MA10040000</text:p>
          </table:table-cell>
          <table:table-cell office:value-type="string" table:style-name="ce1">
            <text:p>Ahşap kirişler ve kalaslar</text:p>
          </table:table-cell>
          <table:table-cell table:number-columns-repeated="16380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MA10040300</text:p>
          </table:table-cell>
          <table:table-cell office:value-type="string" table:style-name="ce1">
            <text:p>MA10040000</text:p>
          </table:table-cell>
          <table:table-cell office:value-type="string" table:style-name="ce1">
            <text:p>Lamine Parkeler</text:p>
          </table:table-cell>
          <table:table-cell table:number-columns-repeated="16380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MA10040400</text:p>
          </table:table-cell>
          <table:table-cell office:value-type="string" table:style-name="ce1">
            <text:p>MA10040000</text:p>
          </table:table-cell>
          <table:table-cell office:value-type="string" table:style-name="ce1">
            <text:p>Ahşap Çıtalar ve Profiller</text:p>
          </table:table-cell>
          <table:table-cell table:number-columns-repeated="16380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MA10040500</text:p>
          </table:table-cell>
          <table:table-cell office:value-type="string" table:style-name="ce1">
            <text:p>MA10040000</text:p>
          </table:table-cell>
          <table:table-cell office:value-type="string" table:style-name="ce1">
            <text:p>Masif ahşaplar</text:p>
          </table:table-cell>
          <table:table-cell table:number-columns-repeated="16380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Plastik, Cam ve Kompozitler</text:p>
          </table:table-cell>
          <table:table-cell table:number-columns-repeated="16380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MA100501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PVC Profiller</text:p>
          </table:table-cell>
          <table:table-cell table:number-columns-repeated="16380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MA100502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Su Tutucu Bantlar</text:p>
          </table:table-cell>
          <table:table-cell table:number-columns-repeated="16380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MA100503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Membran ve Şilteler</text:p>
          </table:table-cell>
          <table:table-cell table:number-columns-repeated="16380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MA100504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EPS Levhalar</text:p>
          </table:table-cell>
          <table:table-cell table:number-columns-repeated="16380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MA100505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XPS Levhalar</text:p>
          </table:table-cell>
          <table:table-cell table:number-columns-repeated="16380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MA100506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Derz Profilleri</text:p>
          </table:table-cell>
          <table:table-cell table:number-columns-repeated="16380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MA100507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Sandviç Paneller</text:p>
          </table:table-cell>
          <table:table-cell table:number-columns-repeated="16380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MA100508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Fiberglass</text:p>
          </table:table-cell>
          <table:table-cell table:number-columns-repeated="16380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MA100509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Cam ve Aynalar</text:p>
          </table:table-cell>
          <table:table-cell table:number-columns-repeated="16380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MA100510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Lamineted Parkeler (Plastik)</text:p>
          </table:table-cell>
          <table:table-cell table:number-columns-repeated="16380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MA1006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Kimyasallar</text:p>
          </table:table-cell>
          <table:table-cell table:number-columns-repeated="16380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MA10060100</text:p>
          </table:table-cell>
          <table:table-cell office:value-type="string" table:style-name="ce1">
            <text:p>MA10060000</text:p>
          </table:table-cell>
          <table:table-cell office:value-type="string" table:style-name="ce1">
            <text:p>Beton Katkıları</text:p>
          </table:table-cell>
          <table:table-cell table:number-columns-repeated="16380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MA10060200</text:p>
          </table:table-cell>
          <table:table-cell office:value-type="string" table:style-name="ce1">
            <text:p>MA10060000</text:p>
          </table:table-cell>
          <table:table-cell office:value-type="string" table:style-name="ce1">
            <text:p>Sürme izolasyon malzemeleri</text:p>
          </table:table-cell>
          <table:table-cell table:number-columns-repeated="16380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MA10060300</text:p>
          </table:table-cell>
          <table:table-cell office:value-type="string" table:style-name="ce1">
            <text:p>MA10060000</text:p>
          </table:table-cell>
          <table:table-cell office:value-type="string" table:style-name="ce1">
            <text:p>Boyalar</text:p>
          </table:table-cell>
          <table:table-cell table:number-columns-repeated="16380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MA10060400</text:p>
          </table:table-cell>
          <table:table-cell office:value-type="string" table:style-name="ce1">
            <text:p>MA10060000</text:p>
          </table:table-cell>
          <table:table-cell office:value-type="string" table:style-name="ce1">
            <text:p>Yüzey Sertleştiriciler</text:p>
          </table:table-cell>
          <table:table-cell table:number-columns-repeated="16380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MA10060500</text:p>
          </table:table-cell>
          <table:table-cell office:value-type="string" table:style-name="ce1">
            <text:p>MA10060000</text:p>
          </table:table-cell>
          <table:table-cell office:value-type="string" table:style-name="ce1">
            <text:p>Derz Dolguları</text:p>
          </table:table-cell>
          <table:table-cell table:number-columns-repeated="16380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MA1007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Kaplama Malzemeleri</text:p>
          </table:table-cell>
          <table:table-cell table:number-columns-repeated="16380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MA10070100</text:p>
          </table:table-cell>
          <table:table-cell office:value-type="string" table:style-name="ce1">
            <text:p>MA10070000</text:p>
          </table:table-cell>
          <table:table-cell office:value-type="string" table:style-name="ce1">
            <text:p>Mermer ve Granitler</text:p>
          </table:table-cell>
          <table:table-cell table:number-columns-repeated="16380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MA10070200</text:p>
          </table:table-cell>
          <table:table-cell office:value-type="string" table:style-name="ce1">
            <text:p>MA10070000</text:p>
          </table:table-cell>
          <table:table-cell office:value-type="string" table:style-name="ce1">
            <text:p>Seramik</text:p>
          </table:table-cell>
          <table:table-cell table:number-columns-repeated="16380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MA10070201</text:p>
          </table:table-cell>
          <table:table-cell office:value-type="string" table:style-name="ce1">
            <text:p>MA10070200</text:p>
          </table:table-cell>
          <table:table-cell office:value-type="string" table:style-name="ce1">
            <text:p>Islak Hacim Seramikleri</text:p>
          </table:table-cell>
          <table:table-cell table:number-columns-repeated="16380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MA10070202</text:p>
          </table:table-cell>
          <table:table-cell office:value-type="string" table:style-name="ce1">
            <text:p>MA10070200</text:p>
          </table:table-cell>
          <table:table-cell office:value-type="string" table:style-name="ce1">
            <text:p>Havuz Seramikleri</text:p>
          </table:table-cell>
          <table:table-cell table:number-columns-repeated="16380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A10070203</text:p>
          </table:table-cell>
          <table:table-cell office:value-type="string" table:style-name="ce1">
            <text:p>MA10070200</text:p>
          </table:table-cell>
          <table:table-cell office:value-type="string" table:style-name="ce1">
            <text:p>Diğer Seramikler</text:p>
          </table:table-cell>
          <table:table-cell table:number-columns-repeated="16380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MA10070300</text:p>
          </table:table-cell>
          <table:table-cell office:value-type="string" table:style-name="ce1">
            <text:p>MA10070000</text:p>
          </table:table-cell>
          <table:table-cell office:value-type="string" table:style-name="ce1">
            <text:p>Karo Mozaik</text:p>
          </table:table-cell>
          <table:table-cell table:number-columns-repeated="16380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MA1008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obilyalar ve Aksesuarlar</text:p>
          </table:table-cell>
          <table:table-cell table:number-columns-repeated="16380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MA10080100</text:p>
          </table:table-cell>
          <table:table-cell office:value-type="string" table:style-name="ce1">
            <text:p>MA10080000</text:p>
          </table:table-cell>
          <table:table-cell office:value-type="string" table:style-name="ce1">
            <text:p>Hareketli Mobilyalar</text:p>
          </table:table-cell>
          <table:table-cell table:number-columns-repeated="16380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MA10080200</text:p>
          </table:table-cell>
          <table:table-cell office:value-type="string" table:style-name="ce1">
            <text:p>MA10080000</text:p>
          </table:table-cell>
          <table:table-cell office:value-type="string" table:style-name="ce1">
            <text:p>Sabit Mobilyalar</text:p>
          </table:table-cell>
          <table:table-cell table:number-columns-repeated="16380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MA10080300</text:p>
          </table:table-cell>
          <table:table-cell office:value-type="string" table:style-name="ce1">
            <text:p>MA10080000</text:p>
          </table:table-cell>
          <table:table-cell office:value-type="string" table:style-name="ce1">
            <text:p>Doğrama Aksesuarları (Kapı kolları vb.)</text:p>
          </table:table-cell>
          <table:table-cell table:number-columns-repeated="16380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MA10080400</text:p>
          </table:table-cell>
          <table:table-cell office:value-type="string" table:style-name="ce1">
            <text:p>MA10080000</text:p>
          </table:table-cell>
          <table:table-cell office:value-type="string" table:style-name="ce1">
            <text:p>Aydınlatma armatürleri (lambalar dahil)</text:p>
          </table:table-cell>
          <table:table-cell table:number-columns-repeated="16380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MA10080500</text:p>
          </table:table-cell>
          <table:table-cell office:value-type="string" table:style-name="ce1">
            <text:p>MA10080000</text:p>
          </table:table-cell>
          <table:table-cell office:value-type="string" table:style-name="ce1">
            <text:p>Elektrik Priz ve Anahtarları</text:p>
          </table:table-cell>
          <table:table-cell table:number-columns-repeated="16380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Elektrik Malzemeleri</text:p>
          </table:table-cell>
          <table:table-cell table:number-columns-repeated="16380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A10090100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Elektrik Boruları ve Kasa-Buatlar</text:p>
          </table:table-cell>
          <table:table-cell table:number-columns-repeated="16380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MA10090200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Elektrik Tavaları ve Aksesuarları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MA10090300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Orta Gerilim Kabloları</text:p>
          </table:table-cell>
          <table:table-cell table:number-columns-repeated="16380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MA10090400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Alçak Gerilim Kabloları</text:p>
          </table:table-cell>
          <table:table-cell table:number-columns-repeated="16380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MA10090500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Zayıf Aklım ve Kontrol Kabloları</text:p>
          </table:table-cell>
          <table:table-cell table:number-columns-repeated="16380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10090600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Junction Malzemeleri</text:p>
          </table:table-cell>
          <table:table-cell table:number-columns-repeated="16380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MA10090700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Şalt malzemeler (kontaktör, röle, otomat, sigorta,şalterler)</text:p>
          </table:table-cell>
          <table:table-cell table:number-columns-repeated="16380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MA10090800</text:p>
          </table:table-cell>
          <table:table-cell office:value-type="string" table:style-name="ce1">
            <text:p>MA10090000</text:p>
          </table:table-cell>
          <table:table-cell office:value-type="string" table:style-name="ce1">
            <text:p>Elektronik kontrol sistemleri</text:p>
          </table:table-cell>
          <table:table-cell table:number-columns-repeated="16380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MA1010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ekanik Malzemeler</text:p>
          </table:table-cell>
          <table:table-cell table:number-columns-repeated="16380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MA10100100</text:p>
          </table:table-cell>
          <table:table-cell office:value-type="string" table:style-name="ce1">
            <text:p>MA10100000</text:p>
          </table:table-cell>
          <table:table-cell office:value-type="string" table:style-name="ce1">
            <text:p>Vitrifiyeler</text:p>
          </table:table-cell>
          <table:table-cell table:number-columns-repeated="16380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MA10100200</text:p>
          </table:table-cell>
          <table:table-cell office:value-type="string" table:style-name="ce1">
            <text:p>MA10100000</text:p>
          </table:table-cell>
          <table:table-cell office:value-type="string" table:style-name="ce1">
            <text:p>Armatürler</text:p>
          </table:table-cell>
          <table:table-cell table:number-columns-repeated="16380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MA10100300</text:p>
          </table:table-cell>
          <table:table-cell office:value-type="string" table:style-name="ce1">
            <text:p>MA10100000</text:p>
          </table:table-cell>
          <table:table-cell office:value-type="string" table:style-name="ce1">
            <text:p>Vanalar ve sair elemanlar</text:p>
          </table:table-cell>
          <table:table-cell table:number-columns-repeated="16380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MA10100400</text:p>
          </table:table-cell>
          <table:table-cell office:value-type="string" table:style-name="ce1">
            <text:p>MA10100000</text:p>
          </table:table-cell>
          <table:table-cell office:value-type="string" table:style-name="ce1">
            <text:p>Yangın söndürme sistemi aksesuarları</text:p>
          </table:table-cell>
          <table:table-cell table:number-columns-repeated="16380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MA10100500</text:p>
          </table:table-cell>
          <table:table-cell office:value-type="string" table:style-name="ce1">
            <text:p>MA10100000</text:p>
          </table:table-cell>
          <table:table-cell office:value-type="string" table:style-name="ce1">
            <text:p>Islak Hacim Aksesuarları</text:p>
          </table:table-cell>
          <table:table-cell table:number-columns-repeated="16380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MA1011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Elektro-Mekenaik Malzemeler</text:p>
          </table:table-cell>
          <table:table-cell table:number-columns-repeated="16380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MA10110100</text:p>
          </table:table-cell>
          <table:table-cell office:value-type="string" table:style-name="ce1">
            <text:p>MA10110000</text:p>
          </table:table-cell>
          <table:table-cell office:value-type="string" table:style-name="ce1">
            <text:p>Havalandırma Sistemi Malzemeleri (VRV, HVAC)</text:p>
          </table:table-cell>
          <table:table-cell table:number-columns-repeated="16380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MA10110200</text:p>
          </table:table-cell>
          <table:table-cell office:value-type="string" table:style-name="ce1">
            <text:p>MA10110000</text:p>
          </table:table-cell>
          <table:table-cell office:value-type="string" table:style-name="ce1">
            <text:p>Taşıma Sistemleri</text:p>
          </table:table-cell>
          <table:table-cell table:number-columns-repeated="16380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MA10110300</text:p>
          </table:table-cell>
          <table:table-cell office:value-type="string" table:style-name="ce1">
            <text:p>MA10110000</text:p>
          </table:table-cell>
          <table:table-cell office:value-type="string" table:style-name="ce1">
            <text:p>Pompalar, Hidroforlar</text:p>
          </table:table-cell>
          <table:table-cell table:number-columns-repeated="16380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MA10110400</text:p>
          </table:table-cell>
          <table:table-cell office:value-type="string" table:style-name="ce1">
            <text:p>MA10110000</text:p>
          </table:table-cell>
          <table:table-cell office:value-type="string" table:style-name="ce1">
            <text:p>Kalorifer Sistemi Malzemeleri</text:p>
          </table:table-cell>
          <table:table-cell table:number-columns-repeated="16380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Tesisat Mazlemeleri (Altyapı ve Üstyapı)</text:p>
          </table:table-cell>
          <table:table-cell table:number-columns-repeated="16380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MA101201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Demir Borular ve Fittingleri</text:p>
          </table:table-cell>
          <table:table-cell table:number-columns-repeated="16380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MA101202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PVC Borular ve Fittingleri</text:p>
          </table:table-cell>
          <table:table-cell table:number-columns-repeated="16380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MA101203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PE Borular ve Fittingleri</text:p>
          </table:table-cell>
          <table:table-cell table:number-columns-repeated="16380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MA101204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Beton Borular ve Fittingleri</text:p>
          </table:table-cell>
          <table:table-cell table:number-columns-repeated="16380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MA101205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GRP Borular ve Fittingleri</text:p>
          </table:table-cell>
          <table:table-cell table:number-columns-repeated="16380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MA101206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Bakır Borular ve Fittingleri</text:p>
          </table:table-cell>
          <table:table-cell table:number-columns-repeated="16380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MA101207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Manholer</text:p>
          </table:table-cell>
          <table:table-cell table:number-columns-repeated="16380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MA101208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Diğer Aksesuarlar</text:p>
          </table:table-cell>
          <table:table-cell table:number-columns-repeated="16380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MA1013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Bitkiler ve Bitki bakım ürünleri</text:p>
          </table:table-cell>
          <table:table-cell table:number-columns-repeated="16380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MA1014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Makine ve Ekipmanlar (Kira ve satınalma bedelleri)</text:p>
          </table:table-cell>
          <table:table-cell table:number-columns-repeated="16380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MA10140100</text:p>
          </table:table-cell>
          <table:table-cell office:value-type="string" table:style-name="ce1">
            <text:p>MA10140000</text:p>
          </table:table-cell>
          <table:table-cell office:value-type="string" table:style-name="ce1">
            <text:p>Ağır İnşaat Makineleri (Hareketli araçlar)</text:p>
          </table:table-cell>
          <table:table-cell table:number-columns-repeated="16380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MA10140200</text:p>
          </table:table-cell>
          <table:table-cell office:value-type="string" table:style-name="ce1">
            <text:p>MA10140000</text:p>
          </table:table-cell>
          <table:table-cell office:value-type="string" table:style-name="ce1">
            <text:p>İnşaat Makine ve Ekipmanları</text:p>
          </table:table-cell>
          <table:table-cell table:number-columns-repeated="16380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MA10140300</text:p>
          </table:table-cell>
          <table:table-cell office:value-type="string" table:style-name="ce1">
            <text:p>MA10140000</text:p>
          </table:table-cell>
          <table:table-cell office:value-type="string" table:style-name="ce1">
            <text:p>Ufak El Aletleri</text:p>
          </table:table-cell>
          <table:table-cell table:number-columns-repeated="16380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MA10140400</text:p>
          </table:table-cell>
          <table:table-cell office:value-type="string" table:style-name="ce1">
            <text:p>MA10140000</text:p>
          </table:table-cell>
          <table:table-cell office:value-type="string" table:style-name="ce1">
            <text:p>Tesisler (Beton santrali vb.)</text:p>
          </table:table-cell>
          <table:table-cell table:number-columns-repeated="16380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MA1015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İşçilikler ve Nakliyeler</text:p>
          </table:table-cell>
          <table:table-cell table:number-columns-repeated="16380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MA10150100</text:p>
          </table:table-cell>
          <table:table-cell office:value-type="string" table:style-name="ce1">
            <text:p>MA10150000</text:p>
          </table:table-cell>
          <table:table-cell office:value-type="string" table:style-name="ce1">
            <text:p>Dummy İşçilikler ve Nakliyeler</text:p>
          </table:table-cell>
          <table:table-cell table:number-columns-repeated="16380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MA10150200</text:p>
          </table:table-cell>
          <table:table-cell office:value-type="string" table:style-name="ce1">
            <text:p>MA10150000</text:p>
          </table:table-cell>
          <table:table-cell office:value-type="string" table:style-name="ce1">
            <text:p>Adam Saat Maliyetleri</text:p>
          </table:table-cell>
          <table:table-cell table:number-columns-repeated="16380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MA10150300</text:p>
          </table:table-cell>
          <table:table-cell office:value-type="string" table:style-name="ce1">
            <text:p>MA10150000</text:p>
          </table:table-cell>
          <table:table-cell office:value-type="string" table:style-name="ce1">
            <text:p>Navlun ücretleri</text:p>
          </table:table-cell>
          <table:table-cell table:number-columns-repeated="16380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MA10160000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Sarf Malzemeler</text:p>
          </table:table-cell>
          <table:table-cell table:number-columns-repeated="16380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MA10160100</text:p>
          </table:table-cell>
          <table:table-cell office:value-type="string" table:style-name="ce1">
            <text:p>MA10160000</text:p>
          </table:table-cell>
          <table:table-cell office:value-type="string" table:style-name="ce1">
            <text:p>Kaynak çubukları ve Kesici Taçlar</text:p>
          </table:table-cell>
          <table:table-cell table:number-columns-repeated="16380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MA10160200</text:p>
          </table:table-cell>
          <table:table-cell office:value-type="string" table:style-name="ce1">
            <text:p>MA10160000</text:p>
          </table:table-cell>
          <table:table-cell office:value-type="string" table:style-name="ce1">
            <text:p>Kalıp, Demir ve Beton İşleri Sarf Malzemeleri</text:p>
          </table:table-cell>
          <table:table-cell table:number-columns-repeated="16380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MA10160300</text:p>
          </table:table-cell>
          <table:table-cell office:value-type="string" table:style-name="ce1">
            <text:p>MA10160000</text:p>
          </table:table-cell>
          <table:table-cell office:value-type="string" table:style-name="ce1">
            <text:p>Diğer Sarf Malzemeler</text:p>
          </table:table-cell>
          <table:table-cell table:number-columns-repeated="16380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MA10031100</text:p>
          </table:table-cell>
          <table:table-cell office:value-type="string" table:style-name="ce1">
            <text:p>MA10030000</text:p>
          </table:table-cell>
          <table:table-cell office:value-type="string" table:style-name="ce1">
            <text:p>Fibrebeton, Betopan, vb.</text:p>
          </table:table-cell>
          <table:table-cell table:number-columns-repeated="16380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MA100511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Cam Yünü ve Taş Yünü</text:p>
          </table:table-cell>
          <table:table-cell table:number-columns-repeated="16380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MA100512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Geotextiller</text:p>
          </table:table-cell>
          <table:table-cell table:number-columns-repeated="16380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MA10070400</text:p>
          </table:table-cell>
          <table:table-cell office:value-type="string" table:style-name="ce1">
            <text:p>MA10070000</text:p>
          </table:table-cell>
          <table:table-cell office:value-type="string" table:style-name="ce1">
            <text:p>Cam Mozaik</text:p>
          </table:table-cell>
          <table:table-cell table:number-columns-repeated="16380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MA100513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Duvar Kağıtları</text:p>
          </table:table-cell>
          <table:table-cell table:number-columns-repeated="16380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A101209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Corrugated Borular ve Fittingleri</text:p>
          </table:table-cell>
          <table:table-cell table:number-columns-repeated="16380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MA101210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Drenaj Boruları ve Fittingleri</text:p>
          </table:table-cell>
          <table:table-cell table:number-columns-repeated="16380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MA10010600</text:p>
          </table:table-cell>
          <table:table-cell office:value-type="string" table:style-name="ce1">
            <text:p>MA10010000</text:p>
          </table:table-cell>
          <table:table-cell office:value-type="string" table:style-name="ce1">
            <text:p>Temel Harç Hammaddeleri</text:p>
          </table:table-cell>
          <table:table-cell table:number-columns-repeated="16380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MA10121100</text:p>
          </table:table-cell>
          <table:table-cell office:value-type="string" table:style-name="ce1">
            <text:p>MA10120000</text:p>
          </table:table-cell>
          <table:table-cell office:value-type="string" table:style-name="ce1">
            <text:p>PPRC Borular ve Fittingleri</text:p>
          </table:table-cell>
          <table:table-cell table:number-columns-repeated="16380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MA10140500</text:p>
          </table:table-cell>
          <table:table-cell office:value-type="string" table:style-name="ce1">
            <text:p>MA10140000</text:p>
          </table:table-cell>
          <table:table-cell office:value-type="string" table:style-name="ce1">
            <text:p>Taşıtlar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MA10051400</text:p>
          </table:table-cell>
          <table:table-cell office:value-type="string" table:style-name="ce1">
            <text:p>MA10050000</text:p>
          </table:table-cell>
          <table:table-cell office:value-type="string" table:style-name="ce1">
            <text:p>Sentetik Kaplamalar</text:p>
          </table:table-cell>
          <table:table-cell table:number-columns-repeated="16380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P20000000</text:p>
          </table:table-cell>
          <table:table-cell office:value-type="string" table:style-name="ce1">
            <text:p>MKK</text:p>
          </table:table-cell>
          <table:table-cell office:value-type="string" table:style-name="ce1">
            <text:p>MKK Kodu Atanmamış Pozlar</text:p>
          </table:table-cell>
          <table:table-cell table:number-columns-repeated="16380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izmet Kırılımı</text:p>
          </table:table-cell>
          <table:table-cell table:number-columns-repeated="16380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H1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Kırım Yıkım Demontaj İşleri</text:p>
          </table:table-cell>
          <table:table-cell table:number-columns-repeated="16380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H2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Toprak ve Zemin Güçlendirme İşleri</text:p>
          </table:table-cell>
          <table:table-cell table:number-columns-repeated="16380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H2010000</text:p>
          </table:table-cell>
          <table:table-cell office:value-type="string" table:style-name="ce1">
            <text:p>H2000000</text:p>
          </table:table-cell>
          <table:table-cell office:value-type="string" table:style-name="ce1">
            <text:p>Kazı İşleri</text:p>
          </table:table-cell>
          <table:table-cell table:number-columns-repeated="16380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H2020000</text:p>
          </table:table-cell>
          <table:table-cell office:value-type="string" table:style-name="ce1">
            <text:p>H2000000</text:p>
          </table:table-cell>
          <table:table-cell office:value-type="string" table:style-name="ce1">
            <text:p>Dolgu ve Sıkıştırma İşleri</text:p>
          </table:table-cell>
          <table:table-cell table:number-columns-repeated="16380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H2020100</text:p>
          </table:table-cell>
          <table:table-cell office:value-type="string" table:style-name="ce1">
            <text:p>H2020000</text:p>
          </table:table-cell>
          <table:table-cell office:value-type="string" table:style-name="ce1">
            <text:p>Toprak Dolgu Yapılması</text:p>
          </table:table-cell>
          <table:table-cell table:number-columns-repeated="16380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H2020200</text:p>
          </table:table-cell>
          <table:table-cell office:value-type="string" table:style-name="ce1">
            <text:p>H2020000</text:p>
          </table:table-cell>
          <table:table-cell office:value-type="string" table:style-name="ce1">
            <text:p>Granüler Dolgu Yapılması ve Granüler Malzeme Serilmesi İşleri</text:p>
          </table:table-cell>
          <table:table-cell table:number-columns-repeated="16380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H2020300</text:p>
          </table:table-cell>
          <table:table-cell office:value-type="string" table:style-name="ce1">
            <text:p>H2020000</text:p>
          </table:table-cell>
          <table:table-cell office:value-type="string" table:style-name="ce1">
            <text:p>Harçlı Dolgu Yapılması</text:p>
          </table:table-cell>
          <table:table-cell table:number-columns-repeated="16380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H2020400</text:p>
          </table:table-cell>
          <table:table-cell office:value-type="string" table:style-name="ce1">
            <text:p>H2020000</text:p>
          </table:table-cell>
          <table:table-cell office:value-type="string" table:style-name="ce1">
            <text:p>Diğer Dolgu İşleri</text:p>
          </table:table-cell>
          <table:table-cell table:number-columns-repeated="16380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H2030000</text:p>
          </table:table-cell>
          <table:table-cell office:value-type="string" table:style-name="ce1">
            <text:p>H2000000</text:p>
          </table:table-cell>
          <table:table-cell office:value-type="string" table:style-name="ce1">
            <text:p>Zemin Güçlendirme İşleri</text:p>
          </table:table-cell>
          <table:table-cell table:number-columns-repeated="16380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H2030100</text:p>
          </table:table-cell>
          <table:table-cell office:value-type="string" table:style-name="ce1">
            <text:p>H2030000</text:p>
          </table:table-cell>
          <table:table-cell office:value-type="string" table:style-name="ce1">
            <text:p>Jetgrout Yapılması</text:p>
          </table:table-cell>
          <table:table-cell table:number-columns-repeated="16380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H2030200</text:p>
          </table:table-cell>
          <table:table-cell office:value-type="string" table:style-name="ce1">
            <text:p>H2030000</text:p>
          </table:table-cell>
          <table:table-cell office:value-type="string" table:style-name="ce1">
            <text:p>Fore Kazık Yapılması</text:p>
          </table:table-cell>
          <table:table-cell table:number-columns-repeated="16380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H2030300</text:p>
          </table:table-cell>
          <table:table-cell office:value-type="string" table:style-name="ce1">
            <text:p>H2030000</text:p>
          </table:table-cell>
          <table:table-cell office:value-type="string" table:style-name="ce1">
            <text:p>Çakma Kazık Yapılması</text:p>
          </table:table-cell>
          <table:table-cell table:number-columns-repeated="16380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H2040000</text:p>
          </table:table-cell>
          <table:table-cell office:value-type="string" table:style-name="ce1">
            <text:p>H2000000</text:p>
          </table:table-cell>
          <table:table-cell office:value-type="string" table:style-name="ce1">
            <text:p>Diğer Toprak ve Zemin Güçlendirme İşleri</text:p>
          </table:table-cell>
          <table:table-cell table:number-columns-repeated="16380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H3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Kaba inşaat İşleri</text:p>
          </table:table-cell>
          <table:table-cell table:number-columns-repeated="16380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H3010000</text:p>
          </table:table-cell>
          <table:table-cell office:value-type="string" table:style-name="ce1">
            <text:p>H3000000</text:p>
          </table:table-cell>
          <table:table-cell office:value-type="string" table:style-name="ce1">
            <text:p>Grobeton İşleri</text:p>
          </table:table-cell>
          <table:table-cell table:number-columns-repeated="16380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H3020000</text:p>
          </table:table-cell>
          <table:table-cell office:value-type="string" table:style-name="ce1">
            <text:p>H3000000</text:p>
          </table:table-cell>
          <table:table-cell office:value-type="string" table:style-name="ce1">
            <text:p>Taşıyıcı Betonarme İşleri</text:p>
          </table:table-cell>
          <table:table-cell table:number-columns-repeated="16380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H3020100</text:p>
          </table:table-cell>
          <table:table-cell office:value-type="string" table:style-name="ce1">
            <text:p>H3020000</text:p>
          </table:table-cell>
          <table:table-cell office:value-type="string" table:style-name="ce1">
            <text:p>Kalıp Yapılması</text:p>
          </table:table-cell>
          <table:table-cell table:number-columns-repeated="16380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H3020200</text:p>
          </table:table-cell>
          <table:table-cell office:value-type="string" table:style-name="ce1">
            <text:p>H3020000</text:p>
          </table:table-cell>
          <table:table-cell office:value-type="string" table:style-name="ce1">
            <text:p>Betonarme Demiri İşlenmesi</text:p>
          </table:table-cell>
          <table:table-cell table:number-columns-repeated="16380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H3020300</text:p>
          </table:table-cell>
          <table:table-cell office:value-type="string" table:style-name="ce1">
            <text:p>H3020000</text:p>
          </table:table-cell>
          <table:table-cell office:value-type="string" table:style-name="ce1">
            <text:p>Betonarme Betonu Dökülmesi</text:p>
          </table:table-cell>
          <table:table-cell table:number-columns-repeated="16380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H3020400</text:p>
          </table:table-cell>
          <table:table-cell office:value-type="string" table:style-name="ce1">
            <text:p>H3020000</text:p>
          </table:table-cell>
          <table:table-cell office:value-type="string" table:style-name="ce1">
            <text:p>Prekast Elemanların Montajı</text:p>
          </table:table-cell>
          <table:table-cell table:number-columns-repeated="16380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H3030000</text:p>
          </table:table-cell>
          <table:table-cell office:value-type="string" table:style-name="ce1">
            <text:p>H3000000</text:p>
          </table:table-cell>
          <table:table-cell office:value-type="string" table:style-name="ce1">
            <text:p>Çelik ve Metal Konstriksüyonlar</text:p>
          </table:table-cell>
          <table:table-cell table:number-columns-repeated="16380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H3030100</text:p>
          </table:table-cell>
          <table:table-cell office:value-type="string" table:style-name="ce1">
            <text:p>H3030000</text:p>
          </table:table-cell>
          <table:table-cell office:value-type="string" table:style-name="ce1">
            <text:p>Uzaykafes Sistemi İşleri</text:p>
          </table:table-cell>
          <table:table-cell table:number-columns-repeated="16380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H3030200</text:p>
          </table:table-cell>
          <table:table-cell office:value-type="string" table:style-name="ce1">
            <text:p>H3030000</text:p>
          </table:table-cell>
          <table:table-cell office:value-type="string" table:style-name="ce1">
            <text:p>Yapıda Taşıyıcı Çelik Konstrüksiyon İşleri</text:p>
          </table:table-cell>
          <table:table-cell table:number-columns-repeated="16380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H3030300</text:p>
          </table:table-cell>
          <table:table-cell office:value-type="string" table:style-name="ce1">
            <text:p>H3030000</text:p>
          </table:table-cell>
          <table:table-cell office:value-type="string" table:style-name="ce1">
            <text:p>Çatıda Taşıyıcı Çelik İşleri</text:p>
          </table:table-cell>
          <table:table-cell table:number-columns-repeated="16380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H3030400</text:p>
          </table:table-cell>
          <table:table-cell office:value-type="string" table:style-name="ce1">
            <text:p>H3030000</text:p>
          </table:table-cell>
          <table:table-cell office:value-type="string" table:style-name="ce1">
            <text:p>Cephede Taşıyıcı Çelik İşleri</text:p>
          </table:table-cell>
          <table:table-cell table:number-columns-repeated="16380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H3040000</text:p>
          </table:table-cell>
          <table:table-cell office:value-type="string" table:style-name="ce1">
            <text:p>H3000000</text:p>
          </table:table-cell>
          <table:table-cell office:value-type="string" table:style-name="ce1">
            <text:p>Prefabrik Bina İmalatları</text:p>
          </table:table-cell>
          <table:table-cell table:number-columns-repeated="16380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H3050000</text:p>
          </table:table-cell>
          <table:table-cell office:value-type="string" table:style-name="ce1">
            <text:p>H3000000</text:p>
          </table:table-cell>
          <table:table-cell office:value-type="string" table:style-name="ce1">
            <text:p>Deprem İzolatörü, Kayar Mesnet, Elastomer Mesnet vb Yardımcı Taşıcı Elemanların Montajı</text:p>
          </table:table-cell>
          <table:table-cell table:number-columns-repeated="16380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H4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İnce İnşaat İşleri</text:p>
          </table:table-cell>
          <table:table-cell table:number-columns-repeated="16380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H4000000</text:p>
          </table:table-cell>
          <table:table-cell office:value-type="string" table:style-name="ce1">
            <text:p>Duvar İşleri</text:p>
          </table:table-cell>
          <table:table-cell table:number-columns-repeated="16380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H4010100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Tuğla Duvar Yapılması</text:p>
          </table:table-cell>
          <table:table-cell table:number-columns-repeated="16380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H4010200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Briket Duvar Yapılması</text:p>
          </table:table-cell>
          <table:table-cell table:number-columns-repeated="16380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H4010300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Bims Duvar Yapılması</text:p>
          </table:table-cell>
          <table:table-cell table:number-columns-repeated="16380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H4010400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Gazbeton Duvar Yapılması</text:p>
          </table:table-cell>
          <table:table-cell table:number-columns-repeated="16380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H4010500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Cam Tuğla Duvar Yapılması</text:p>
          </table:table-cell>
          <table:table-cell table:number-columns-repeated="16380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H4010600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Alçıpan Bölme Duvar Yapılması</text:p>
          </table:table-cell>
          <table:table-cell table:number-columns-repeated="16380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H4010700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Demontable Bölme Duvar Yapılması</text:p>
          </table:table-cell>
          <table:table-cell table:number-columns-repeated="16380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H4010800</text:p>
          </table:table-cell>
          <table:table-cell office:value-type="string" table:style-name="ce1">
            <text:p>H4010000</text:p>
          </table:table-cell>
          <table:table-cell office:value-type="string" table:style-name="ce1">
            <text:p>Cubicle Yapılması</text:p>
          </table:table-cell>
          <table:table-cell table:number-columns-repeated="16380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H4020000</text:p>
          </table:table-cell>
          <table:table-cell office:value-type="string" table:style-name="ce1">
            <text:p>H4000000</text:p>
          </table:table-cell>
          <table:table-cell office:value-type="string" table:style-name="ce1">
            <text:p>Zemin Kaplama İşleri</text:p>
          </table:table-cell>
          <table:table-cell table:number-columns-repeated="16380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H4020100</text:p>
          </table:table-cell>
          <table:table-cell office:value-type="string" table:style-name="ce1">
            <text:p>H4020000</text:p>
          </table:table-cell>
          <table:table-cell office:value-type="string" table:style-name="ce1">
            <text:p>Alt Kat Zemin Kaplama İşleri</text:p>
          </table:table-cell>
          <table:table-cell table:number-columns-repeated="16380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H4020101</text:p>
          </table:table-cell>
          <table:table-cell office:value-type="string" table:style-name="ce1">
            <text:p>H4020100</text:p>
          </table:table-cell>
          <table:table-cell office:value-type="string" table:style-name="ce1">
            <text:p>Harçlı Zemin Kaplaması İşleri (Şap, Eğim Betonu, Koruma Betonu, vb)</text:p>
          </table:table-cell>
          <table:table-cell table:number-columns-repeated="16380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H4020102</text:p>
          </table:table-cell>
          <table:table-cell office:value-type="string" table:style-name="ce1">
            <text:p>H4020100</text:p>
          </table:table-cell>
          <table:table-cell office:value-type="string" table:style-name="ce1">
            <text:p>Zemin Su izolasyonu Yapılması İşleri</text:p>
          </table:table-cell>
          <table:table-cell table:number-columns-repeated="16380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H4020103</text:p>
          </table:table-cell>
          <table:table-cell office:value-type="string" table:style-name="ce1">
            <text:p>H4020100</text:p>
          </table:table-cell>
          <table:table-cell office:value-type="string" table:style-name="ce1">
            <text:p>Zemin Isı ve Ses İzolasyon Malzemesi Serilmesi İşleri</text:p>
          </table:table-cell>
          <table:table-cell table:number-columns-repeated="16380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H4020104</text:p>
          </table:table-cell>
          <table:table-cell office:value-type="string" table:style-name="ce1">
            <text:p>H4020100</text:p>
          </table:table-cell>
          <table:table-cell office:value-type="string" table:style-name="ce1">
            <text:p>Keçe, Şilte vb Malzemelerin Serilmesi</text:p>
          </table:table-cell>
          <table:table-cell table:number-columns-repeated="16380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H4020000</text:p>
          </table:table-cell>
          <table:table-cell office:value-type="string" table:style-name="ce1">
            <text:p>Bitiş Katı Zemin Kaplama İşleri</text:p>
          </table:table-cell>
          <table:table-cell table:number-columns-repeated="16380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H4020201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Doğaltaş Kaplama İşleri</text:p>
          </table:table-cell>
          <table:table-cell table:number-columns-repeated="16380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H4020202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Seramik Kaplama İşleri</text:p>
          </table:table-cell>
          <table:table-cell table:number-columns-repeated="16380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H4020203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Ahşap Zemin Kaplama İşleri</text:p>
          </table:table-cell>
          <table:table-cell table:number-columns-repeated="16380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H4020204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Laminant Plastik Zemin Kaplama İşleri</text:p>
          </table:table-cell>
          <table:table-cell table:number-columns-repeated="16380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H4020205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PVC, Taraflex, Linolyum, Vinil vb Sentetik Zemin Kaplama İşleri</text:p>
          </table:table-cell>
          <table:table-cell table:number-columns-repeated="16380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H4020206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Epoxy Kaplama Yapılması</text:p>
          </table:table-cell>
          <table:table-cell table:number-columns-repeated="16380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H4020207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Cam Parke Kaplama Yapılması</text:p>
          </table:table-cell>
          <table:table-cell table:number-columns-repeated="16380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H4020208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Halı Kaplama Yapılması</text:p>
          </table:table-cell>
          <table:table-cell table:number-columns-repeated="16380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H4020209</text:p>
          </table:table-cell>
          <table:table-cell office:value-type="string" table:style-name="ce1">
            <text:p>H4020200</text:p>
          </table:table-cell>
          <table:table-cell office:value-type="string" table:style-name="ce1">
            <text:p>Zemin Boya İşleri</text:p>
          </table:table-cell>
          <table:table-cell table:number-columns-repeated="16380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H4020300</text:p>
          </table:table-cell>
          <table:table-cell office:value-type="string" table:style-name="ce1">
            <text:p>H4020000</text:p>
          </table:table-cell>
          <table:table-cell office:value-type="string" table:style-name="ce1">
            <text:p>Diğer Zemin Kaplama İşleri</text:p>
          </table:table-cell>
          <table:table-cell table:number-columns-repeated="16380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H4020301</text:p>
          </table:table-cell>
          <table:table-cell office:value-type="string" table:style-name="ce1">
            <text:p>H4020300</text:p>
          </table:table-cell>
          <table:table-cell office:value-type="string" table:style-name="ce1">
            <text:p>Süpürgelik Yapılması İşleri</text:p>
          </table:table-cell>
          <table:table-cell table:number-columns-repeated="16380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H4020302</text:p>
          </table:table-cell>
          <table:table-cell office:value-type="string" table:style-name="ce1">
            <text:p>H4020300</text:p>
          </table:table-cell>
          <table:table-cell office:value-type="string" table:style-name="ce1">
            <text:p>Yükseltilmiş Döşeme Yapılması</text:p>
          </table:table-cell>
          <table:table-cell table:number-columns-repeated="16380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H4020303</text:p>
          </table:table-cell>
          <table:table-cell office:value-type="string" table:style-name="ce1">
            <text:p>H4020300</text:p>
          </table:table-cell>
          <table:table-cell office:value-type="string" table:style-name="ce1">
            <text:p>Zeminde Derz Profili ve Derz Dolgusu İşleri</text:p>
          </table:table-cell>
          <table:table-cell table:number-columns-repeated="16380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H4020304</text:p>
          </table:table-cell>
          <table:table-cell office:value-type="string" table:style-name="ce1">
            <text:p>H4020300</text:p>
          </table:table-cell>
          <table:table-cell office:value-type="string" table:style-name="ce1">
            <text:p>Eğik Çatı Kaplama İşleri (Taşıyıcı iskelet hariç)</text:p>
          </table:table-cell>
          <table:table-cell table:number-columns-repeated="16380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H4030000</text:p>
          </table:table-cell>
          <table:table-cell office:value-type="string" table:style-name="ce1">
            <text:p>H4000000</text:p>
          </table:table-cell>
          <table:table-cell office:value-type="string" table:style-name="ce1">
            <text:p>Duvar Kaplama İşleri</text:p>
          </table:table-cell>
          <table:table-cell table:number-columns-repeated="16380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H4030100</text:p>
          </table:table-cell>
          <table:table-cell office:value-type="string" table:style-name="ce1">
            <text:p>H4030000</text:p>
          </table:table-cell>
          <table:table-cell office:value-type="string" table:style-name="ce1">
            <text:p>Alt Kat Duvar Kaplama İşleri</text:p>
          </table:table-cell>
          <table:table-cell table:number-columns-repeated="16380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H4030101</text:p>
          </table:table-cell>
          <table:table-cell office:value-type="string" table:style-name="ce1">
            <text:p>H4030100</text:p>
          </table:table-cell>
          <table:table-cell office:value-type="string" table:style-name="ce1">
            <text:p>Harçlı Duvar Kaplaması İşleri (Sıva, Alçı Sıva, Saten Alçı vb)</text:p>
          </table:table-cell>
          <table:table-cell table:number-columns-repeated="16380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H4030102</text:p>
          </table:table-cell>
          <table:table-cell office:value-type="string" table:style-name="ce1">
            <text:p>H4030100</text:p>
          </table:table-cell>
          <table:table-cell office:value-type="string" table:style-name="ce1">
            <text:p>Duvar Su izolasyonu Yapılması İşleri</text:p>
          </table:table-cell>
          <table:table-cell table:number-columns-repeated="16380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H4030103</text:p>
          </table:table-cell>
          <table:table-cell office:value-type="string" table:style-name="ce1">
            <text:p>H4030100</text:p>
          </table:table-cell>
          <table:table-cell office:value-type="string" table:style-name="ce1">
            <text:p>Duvar Isı ve Ses İzolasyon Malzemesi Serilmesi İşleri</text:p>
          </table:table-cell>
          <table:table-cell table:number-columns-repeated="16380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H4030104</text:p>
          </table:table-cell>
          <table:table-cell office:value-type="string" table:style-name="ce1">
            <text:p>H4030100</text:p>
          </table:table-cell>
          <table:table-cell office:value-type="string" table:style-name="ce1">
            <text:p>Duvarda keçe , Şilte, vb Malzemelerin Serilmesi</text:p>
          </table:table-cell>
          <table:table-cell table:number-columns-repeated="16380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H4030105</text:p>
          </table:table-cell>
          <table:table-cell office:value-type="string" table:style-name="ce1">
            <text:p>H4030100</text:p>
          </table:table-cell>
          <table:table-cell office:value-type="string" table:style-name="ce1">
            <text:p>Duvarda Alçıpan Kaplama Yapılması (Mekanik Taşımalı)</text:p>
          </table:table-cell>
          <table:table-cell table:number-columns-repeated="16380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H4030200</text:p>
          </table:table-cell>
          <table:table-cell office:value-type="string" table:style-name="ce1">
            <text:p>H4030000</text:p>
          </table:table-cell>
          <table:table-cell office:value-type="string" table:style-name="ce1">
            <text:p>Bitiş Katı Duvar Kaplama İşleri</text:p>
          </table:table-cell>
          <table:table-cell table:number-columns-repeated="16380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H4030201</text:p>
          </table:table-cell>
          <table:table-cell office:value-type="string" table:style-name="ce1">
            <text:p>H4030200</text:p>
          </table:table-cell>
          <table:table-cell office:value-type="string" table:style-name="ce1">
            <text:p>Doğaltaş Kaplama İşleri (Mekanik Taşımalı ve Yapıştırma)</text:p>
          </table:table-cell>
          <table:table-cell table:number-columns-repeated="16380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H4030202</text:p>
          </table:table-cell>
          <table:table-cell office:value-type="string" table:style-name="ce1">
            <text:p>H4030200</text:p>
          </table:table-cell>
          <table:table-cell office:value-type="string" table:style-name="ce1">
            <text:p>Seramik Kaplama İşleri</text:p>
          </table:table-cell>
          <table:table-cell table:number-columns-repeated="16380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H4030203</text:p>
          </table:table-cell>
          <table:table-cell office:value-type="string" table:style-name="ce1">
            <text:p>H4030200</text:p>
          </table:table-cell>
          <table:table-cell office:value-type="string" table:style-name="ce1">
            <text:p>Duvarda Mozaik Kaplama Yapılması</text:p>
          </table:table-cell>
          <table:table-cell table:number-columns-repeated="16380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H4030204</text:p>
          </table:table-cell>
          <table:table-cell office:value-type="string" table:style-name="ce1">
            <text:p>H4030200</text:p>
          </table:table-cell>
          <table:table-cell office:value-type="string" table:style-name="ce1">
            <text:p>Ahşap Duvar Kaplama İşleri (Mekanik Taşımalı ve Yapıştırma)</text:p>
          </table:table-cell>
          <table:table-cell table:number-columns-repeated="16380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H4030205</text:p>
          </table:table-cell>
          <table:table-cell office:value-type="string" table:style-name="ce1">
            <text:p>H4030200</text:p>
          </table:table-cell>
          <table:table-cell office:value-type="string" table:style-name="ce1">
            <text:p>Duvar Kağıdı Yapılması</text:p>
          </table:table-cell>
          <table:table-cell table:number-columns-repeated="16380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H4030206</text:p>
          </table:table-cell>
          <table:table-cell office:value-type="string" table:style-name="ce1">
            <text:p>H4030200</text:p>
          </table:table-cell>
          <table:table-cell office:value-type="string" table:style-name="ce1">
            <text:p>Kumaş Kaplama Yapılmadı</text:p>
          </table:table-cell>
          <table:table-cell table:number-columns-repeated="16380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H4030207</text:p>
          </table:table-cell>
          <table:table-cell office:value-type="string" table:style-name="ce1">
            <text:p>H4030200</text:p>
          </table:table-cell>
          <table:table-cell office:value-type="string" table:style-name="ce1">
            <text:p>Boya Yapılması</text:p>
          </table:table-cell>
          <table:table-cell table:number-columns-repeated="16380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string" table:style-name="ce1">
            <text:p>H4030300</text:p>
          </table:table-cell>
          <table:table-cell office:value-type="string" table:style-name="ce1">
            <text:p>H4030000</text:p>
          </table:table-cell>
          <table:table-cell office:value-type="string" table:style-name="ce1">
            <text:p>Diğer Duvar Kaplama İşleri</text:p>
          </table:table-cell>
          <table:table-cell table:number-columns-repeated="16380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string" table:style-name="ce1">
            <text:p>H4030301</text:p>
          </table:table-cell>
          <table:table-cell office:value-type="string" table:style-name="ce1">
            <text:p>H4030300</text:p>
          </table:table-cell>
          <table:table-cell office:value-type="string" table:style-name="ce1">
            <text:p>Duvarda Derz Profili ve Derz Dolgusu İşleri</text:p>
          </table:table-cell>
          <table:table-cell table:number-columns-repeated="16380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string" table:style-name="ce1">
            <text:p>H4030302</text:p>
          </table:table-cell>
          <table:table-cell office:value-type="string" table:style-name="ce1">
            <text:p>H4030300</text:p>
          </table:table-cell>
          <table:table-cell office:value-type="string" table:style-name="ce1">
            <text:p>Süs Kolonu vb Özel Kaplama İşleri</text:p>
          </table:table-cell>
          <table:table-cell table:number-columns-repeated="16380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H4000000</text:p>
          </table:table-cell>
          <table:table-cell office:value-type="string" table:style-name="ce1">
            <text:p>Tavan Kaplama İşleri</text:p>
          </table:table-cell>
          <table:table-cell table:number-columns-repeated="16380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string" table:style-name="ce1">
            <text:p>H4040100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Harçlı Tavan Kaplaması İşleri (Sıva, Alçı Sıva, Saten Alçı vb)</text:p>
          </table:table-cell>
          <table:table-cell table:number-columns-repeated="16380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string" table:style-name="ce1">
            <text:p>H4040200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Boya Yapılması</text:p>
          </table:table-cell>
          <table:table-cell table:number-columns-repeated="16380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string" table:style-name="ce1">
            <text:p>H4040300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Alçıpan Asma Tavan Yapılması</text:p>
          </table:table-cell>
          <table:table-cell table:number-columns-repeated="16380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string" table:style-name="ce1">
            <text:p>H4040400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Metal Asma Tavan Yapılması</text:p>
          </table:table-cell>
          <table:table-cell table:number-columns-repeated="16380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string" table:style-name="ce1">
            <text:p>H4040500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Ahşap Asma Tavan Yapılması</text:p>
          </table:table-cell>
          <table:table-cell table:number-columns-repeated="16380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string" table:style-name="ce1">
            <text:p>H4040600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Tavanda Kartonpiyer vb Süslemelerin Yapılması</text:p>
          </table:table-cell>
          <table:table-cell table:number-columns-repeated="16380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string" table:style-name="ce1">
            <text:p>H4040700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Tavanda Derz Profili ve Derz Dolgusu İşleri</text:p>
          </table:table-cell>
          <table:table-cell table:number-columns-repeated="16380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H4040800</text:p>
          </table:table-cell>
          <table:table-cell office:value-type="string" table:style-name="ce1">
            <text:p>H4040000</text:p>
          </table:table-cell>
          <table:table-cell office:value-type="string" table:style-name="ce1">
            <text:p>Diğer Tavan Kaplama İşleri</text:p>
          </table:table-cell>
          <table:table-cell table:number-columns-repeated="16380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H4000000</text:p>
          </table:table-cell>
          <table:table-cell office:value-type="string" table:style-name="ce1">
            <text:p>Dış Cephe Kaplama İşleri</text:p>
          </table:table-cell>
          <table:table-cell table:number-columns-repeated="16380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string" table:style-name="ce1">
            <text:p>H4050100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Dış Cephe İskelesi Kurulması</text:p>
          </table:table-cell>
          <table:table-cell table:number-columns-repeated="16380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string" table:style-name="ce1">
            <text:p>H4050200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Dış Cephe Harçlı İmalatlar (Sıva vb)</text:p>
          </table:table-cell>
          <table:table-cell table:number-columns-repeated="16380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string" table:style-name="ce1">
            <text:p>H4050300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Dış Cephe Su izolasyonu Yapılması</text:p>
          </table:table-cell>
          <table:table-cell table:number-columns-repeated="16380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string" table:style-name="ce1">
            <text:p>H4050400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Dış Cephe Isı izolasyonu Yapılması</text:p>
          </table:table-cell>
          <table:table-cell table:number-columns-repeated="16380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H4050500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Kompozit Panel Giydirme Cephe Yapılması</text:p>
          </table:table-cell>
          <table:table-cell table:number-columns-repeated="16380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string" table:style-name="ce1">
            <text:p>H4050600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Aluminium Giydirme Cephe Yapılması (Pencere ve Kapılar Dahil)</text:p>
          </table:table-cell>
          <table:table-cell table:number-columns-repeated="16380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string" table:style-name="ce1">
            <text:p>H4050700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Fibrebeton Giydirme Cephe Yapılması (Pencere ve Kapılar Dahil)</text:p>
          </table:table-cell>
          <table:table-cell table:number-columns-repeated="16380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string" table:style-name="ce1">
            <text:p>H4050800</text:p>
          </table:table-cell>
          <table:table-cell office:value-type="string" table:style-name="ce1">
            <text:p>H4050000</text:p>
          </table:table-cell>
          <table:table-cell office:value-type="string" table:style-name="ce1">
            <text:p>Ahşap Giydirme Cephe Yapılması</text:p>
          </table:table-cell>
          <table:table-cell table:number-columns-repeated="16380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H4000000</text:p>
          </table:table-cell>
          <table:table-cell office:value-type="string" table:style-name="ce1">
            <text:p>Doğramalar</text:p>
          </table:table-cell>
          <table:table-cell table:number-columns-repeated="16380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string" table:style-name="ce1">
            <text:p>H40601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Kapı ve Pencere Körkasası Yapılması</text:p>
          </table:table-cell>
          <table:table-cell table:number-columns-repeated="16380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string" table:style-name="ce1">
            <text:p>H40602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Ahşap Kapı ve Pencerelerin Montajı</text:p>
          </table:table-cell>
          <table:table-cell table:number-columns-repeated="16380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string" table:style-name="ce1">
            <text:p>H40603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Aluminium Kapı ve Pencerelerin Montajı</text:p>
          </table:table-cell>
          <table:table-cell table:number-columns-repeated="16380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string" table:style-name="ce1">
            <text:p>H40604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PVC Kapı ve Pencerelerin Montajı</text:p>
          </table:table-cell>
          <table:table-cell table:number-columns-repeated="16380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string" table:style-name="ce1">
            <text:p>H40605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Kompozit Kapı ve Pencerelerin Montajı</text:p>
          </table:table-cell>
          <table:table-cell table:number-columns-repeated="16380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string" table:style-name="ce1">
            <text:p>H40606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Çelik Kapı ve Pencerelerin Montajı</text:p>
          </table:table-cell>
          <table:table-cell table:number-columns-repeated="16380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string" table:style-name="ce1">
            <text:p>H40607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Yangın Kapıları Montajı</text:p>
          </table:table-cell>
          <table:table-cell table:number-columns-repeated="16380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string" table:style-name="ce1">
            <text:p>H40608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Pencere Camı Montajı</text:p>
          </table:table-cell>
          <table:table-cell table:number-columns-repeated="16380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string" table:style-name="ce1">
            <text:p>H40609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Kepenk Yapılması</text:p>
          </table:table-cell>
          <table:table-cell table:number-columns-repeated="16380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string" table:style-name="ce1">
            <text:p>H4061000</text:p>
          </table:table-cell>
          <table:table-cell office:value-type="string" table:style-name="ce1">
            <text:p>H4060000</text:p>
          </table:table-cell>
          <table:table-cell office:value-type="string" table:style-name="ce1">
            <text:p>Kapı ve Pencere Aksesurları Montajı</text:p>
          </table:table-cell>
          <table:table-cell table:number-columns-repeated="16380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string" table:style-name="ce1">
            <text:p>H4070000</text:p>
          </table:table-cell>
          <table:table-cell office:value-type="string" table:style-name="ce1">
            <text:p>H4000000</text:p>
          </table:table-cell>
          <table:table-cell office:value-type="string" table:style-name="ce1">
            <text:p>Aksesuarlar ve Diğer İnce İşler</text:p>
          </table:table-cell>
          <table:table-cell table:number-columns-repeated="16380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string" table:style-name="ce1">
            <text:p>H4070100</text:p>
          </table:table-cell>
          <table:table-cell office:value-type="string" table:style-name="ce1">
            <text:p>H4070000</text:p>
          </table:table-cell>
          <table:table-cell office:value-type="string" table:style-name="ce1">
            <text:p>Korkuluk ve Küpeşte Yapılması</text:p>
          </table:table-cell>
          <table:table-cell table:number-columns-repeated="16380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string" table:style-name="ce1">
            <text:p>H4070200</text:p>
          </table:table-cell>
          <table:table-cell office:value-type="string" table:style-name="ce1">
            <text:p>H4070000</text:p>
          </table:table-cell>
          <table:table-cell office:value-type="string" table:style-name="ce1">
            <text:p>Otopark Bariyerleri Montajı</text:p>
          </table:table-cell>
          <table:table-cell table:number-columns-repeated="16380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string" table:style-name="ce1">
            <text:p>H4070300</text:p>
          </table:table-cell>
          <table:table-cell office:value-type="string" table:style-name="ce1">
            <text:p>H4070000</text:p>
          </table:table-cell>
          <table:table-cell office:value-type="string" table:style-name="ce1">
            <text:p>Sanatçı İşi Çalışmalar</text:p>
          </table:table-cell>
          <table:table-cell table:number-columns-repeated="16380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string" table:style-name="ce1">
            <text:p>H4070400</text:p>
          </table:table-cell>
          <table:table-cell office:value-type="string" table:style-name="ce1">
            <text:p>H4070000</text:p>
          </table:table-cell>
          <table:table-cell office:value-type="string" table:style-name="ce1">
            <text:p>Mutfak Tezgahı Yapılması</text:p>
          </table:table-cell>
          <table:table-cell table:number-columns-repeated="16380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string" table:style-name="ce1">
            <text:p>H4070500</text:p>
          </table:table-cell>
          <table:table-cell office:value-type="string" table:style-name="ce1">
            <text:p>H4070000</text:p>
          </table:table-cell>
          <table:table-cell office:value-type="string" table:style-name="ce1">
            <text:p>Yönlendirme tabelaları Montajı</text:p>
          </table:table-cell>
          <table:table-cell table:number-columns-repeated="16380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string" table:style-name="ce1">
            <text:p>H4070600</text:p>
          </table:table-cell>
          <table:table-cell office:value-type="string" table:style-name="ce1">
            <text:p>H4070000</text:p>
          </table:table-cell>
          <table:table-cell office:value-type="string" table:style-name="ce1">
            <text:p>Ferforje İşleri</text:p>
          </table:table-cell>
          <table:table-cell table:number-columns-repeated="16380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string" table:style-name="ce1">
            <text:p>H5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Mekanik İşler</text:p>
          </table:table-cell>
          <table:table-cell table:number-columns-repeated="16380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H5000000</text:p>
          </table:table-cell>
          <table:table-cell office:value-type="string" table:style-name="ce1">
            <text:p>Borulama İşleri</text:p>
          </table:table-cell>
          <table:table-cell table:number-columns-repeated="16380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string" table:style-name="ce1">
            <text:p>H50101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HDPE Basınçlı Boru Döşenmesi</text:p>
          </table:table-cell>
          <table:table-cell table:number-columns-repeated="16380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string" table:style-name="ce1">
            <text:p>H50102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HDPE Korruge Boru Döşenmesi</text:p>
          </table:table-cell>
          <table:table-cell table:number-columns-repeated="16380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string" table:style-name="ce1">
            <text:p>H50103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PPRC Boru Döşenmesi</text:p>
          </table:table-cell>
          <table:table-cell table:number-columns-repeated="16380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string" table:style-name="ce1">
            <text:p>H50104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PVC Boru Döşenmesi</text:p>
          </table:table-cell>
          <table:table-cell table:number-columns-repeated="16380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string" table:style-name="ce1">
            <text:p>H50105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Beton Boru Döşenmesi</text:p>
          </table:table-cell>
          <table:table-cell table:number-columns-repeated="16380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string" table:style-name="ce1">
            <text:p>H50106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GRP Boru Döşenmesi</text:p>
          </table:table-cell>
          <table:table-cell table:number-columns-repeated="16380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string" table:style-name="ce1">
            <text:p>H50107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Çelik Boru Döşenmesi</text:p>
          </table:table-cell>
          <table:table-cell table:number-columns-repeated="16380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string" table:style-name="ce1">
            <text:p>H50108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Bakır Boru Döşenmesi</text:p>
          </table:table-cell>
          <table:table-cell table:number-columns-repeated="16380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string" table:style-name="ce1">
            <text:p>H50109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Dökme Demir Boru Döşenmesi</text:p>
          </table:table-cell>
          <table:table-cell table:number-columns-repeated="16380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string" table:style-name="ce1">
            <text:p>H50110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Menfez ve Havalandırma Kanalı Döşenmesi</text:p>
          </table:table-cell>
          <table:table-cell table:number-columns-repeated="16380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string" table:style-name="ce1">
            <text:p>H50111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Vana Montajı İşleri</text:p>
          </table:table-cell>
          <table:table-cell table:number-columns-repeated="16380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string" table:style-name="ce1">
            <text:p>H5011200</text:p>
          </table:table-cell>
          <table:table-cell office:value-type="string" table:style-name="ce1">
            <text:p>H5010000</text:p>
          </table:table-cell>
          <table:table-cell office:value-type="string" table:style-name="ce1">
            <text:p>Diğer Boru Montajı İşleri</text:p>
          </table:table-cell>
          <table:table-cell table:number-columns-repeated="16380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string" table:style-name="ce1">
            <text:p>H5020000</text:p>
          </table:table-cell>
          <table:table-cell office:value-type="string" table:style-name="ce1">
            <text:p>H5000000</text:p>
          </table:table-cell>
          <table:table-cell office:value-type="string" table:style-name="ce1">
            <text:p>Yangın Tesisatı Özel İşleri</text:p>
          </table:table-cell>
          <table:table-cell table:number-columns-repeated="16380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string" table:style-name="ce1">
            <text:p>H5020100</text:p>
          </table:table-cell>
          <table:table-cell office:value-type="string" table:style-name="ce1">
            <text:p>H5020000</text:p>
          </table:table-cell>
          <table:table-cell office:value-type="string" table:style-name="ce1">
            <text:p>Sprinkler Montajı Yapılması</text:p>
          </table:table-cell>
          <table:table-cell table:number-columns-repeated="16380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string" table:style-name="ce1">
            <text:p>H5020200</text:p>
          </table:table-cell>
          <table:table-cell office:value-type="string" table:style-name="ce1">
            <text:p>H5020000</text:p>
          </table:table-cell>
          <table:table-cell office:value-type="string" table:style-name="ce1">
            <text:p>Yangın Hidrantı Montajı Yapılması</text:p>
          </table:table-cell>
          <table:table-cell table:number-columns-repeated="16380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string" table:style-name="ce1">
            <text:p>H5020300</text:p>
          </table:table-cell>
          <table:table-cell office:value-type="string" table:style-name="ce1">
            <text:p>H5020000</text:p>
          </table:table-cell>
          <table:table-cell office:value-type="string" table:style-name="ce1">
            <text:p>Yangın Dolabı Montajı Yapılması</text:p>
          </table:table-cell>
          <table:table-cell table:number-columns-repeated="16380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string" table:style-name="ce1">
            <text:p>H5020400</text:p>
          </table:table-cell>
          <table:table-cell office:value-type="string" table:style-name="ce1">
            <text:p>H5020000</text:p>
          </table:table-cell>
          <table:table-cell office:value-type="string" table:style-name="ce1">
            <text:p>Yangın Otomasyonu</text:p>
          </table:table-cell>
          <table:table-cell table:number-columns-repeated="16380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string" table:style-name="ce1">
            <text:p>H5020500</text:p>
          </table:table-cell>
          <table:table-cell office:value-type="string" table:style-name="ce1">
            <text:p>H5020000</text:p>
          </table:table-cell>
          <table:table-cell office:value-type="string" table:style-name="ce1">
            <text:p>Yangın Söndürücü Yerleştirilmesi</text:p>
          </table:table-cell>
          <table:table-cell table:number-columns-repeated="16380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string" table:style-name="ce1">
            <text:p>H5020600</text:p>
          </table:table-cell>
          <table:table-cell office:value-type="string" table:style-name="ce1">
            <text:p>H5020000</text:p>
          </table:table-cell>
          <table:table-cell office:value-type="string" table:style-name="ce1">
            <text:p>Diğer Yangın Tesisatı İşleri</text:p>
          </table:table-cell>
          <table:table-cell table:number-columns-repeated="16380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string" table:style-name="ce1">
            <text:p>H5030000</text:p>
          </table:table-cell>
          <table:table-cell office:value-type="string" table:style-name="ce1">
            <text:p>H5000000</text:p>
          </table:table-cell>
          <table:table-cell office:value-type="string" table:style-name="ce1">
            <text:p>İçme Suyu Tesisatı Özel İşleri</text:p>
          </table:table-cell>
          <table:table-cell table:number-columns-repeated="16380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string" table:style-name="ce1">
            <text:p>H5030100</text:p>
          </table:table-cell>
          <table:table-cell office:value-type="string" table:style-name="ce1">
            <text:p>H5030000</text:p>
          </table:table-cell>
          <table:table-cell office:value-type="string" table:style-name="ce1">
            <text:p>Su Arıtma Cihazı Montajı</text:p>
          </table:table-cell>
          <table:table-cell table:number-columns-repeated="16380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string" table:style-name="ce1">
            <text:p>H5030200</text:p>
          </table:table-cell>
          <table:table-cell office:value-type="string" table:style-name="ce1">
            <text:p>H5030000</text:p>
          </table:table-cell>
          <table:table-cell office:value-type="string" table:style-name="ce1">
            <text:p>Armatür Montajı Yapılması</text:p>
          </table:table-cell>
          <table:table-cell table:number-columns-repeated="16380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string" table:style-name="ce1">
            <text:p>H5030300</text:p>
          </table:table-cell>
          <table:table-cell office:value-type="string" table:style-name="ce1">
            <text:p>H5030000</text:p>
          </table:table-cell>
          <table:table-cell office:value-type="string" table:style-name="ce1">
            <text:p>Su Isıtıcı Montajı Yapılması</text:p>
          </table:table-cell>
          <table:table-cell table:number-columns-repeated="16380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string" table:style-name="ce1">
            <text:p>H5030400</text:p>
          </table:table-cell>
          <table:table-cell office:value-type="string" table:style-name="ce1">
            <text:p>H5030000</text:p>
          </table:table-cell>
          <table:table-cell office:value-type="string" table:style-name="ce1">
            <text:p>Basınç Tankı Montajı Yapılması</text:p>
          </table:table-cell>
          <table:table-cell table:number-columns-repeated="16380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string" table:style-name="ce1">
            <text:p>H5030500</text:p>
          </table:table-cell>
          <table:table-cell office:value-type="string" table:style-name="ce1">
            <text:p>H5030000</text:p>
          </table:table-cell>
          <table:table-cell office:value-type="string" table:style-name="ce1">
            <text:p>Su Sayacı Montajı Yapılması</text:p>
          </table:table-cell>
          <table:table-cell table:number-columns-repeated="16380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string" table:style-name="ce1">
            <text:p>H5030600</text:p>
          </table:table-cell>
          <table:table-cell office:value-type="string" table:style-name="ce1">
            <text:p>H5030000</text:p>
          </table:table-cell>
          <table:table-cell office:value-type="string" table:style-name="ce1">
            <text:p>Diğer İçme Suyu Tesisatı İşleri</text:p>
          </table:table-cell>
          <table:table-cell table:number-columns-repeated="16380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string" table:style-name="ce1">
            <text:p>H5040000</text:p>
          </table:table-cell>
          <table:table-cell office:value-type="string" table:style-name="ce1">
            <text:p>H5000000</text:p>
          </table:table-cell>
          <table:table-cell office:value-type="string" table:style-name="ce1">
            <text:p>Atıksu ve Yağmur Suyu Tesisatı Özel İşleri</text:p>
          </table:table-cell>
          <table:table-cell table:number-columns-repeated="16380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string" table:style-name="ce1">
            <text:p>H5040100</text:p>
          </table:table-cell>
          <table:table-cell office:value-type="string" table:style-name="ce1">
            <text:p>H5040000</text:p>
          </table:table-cell>
          <table:table-cell office:value-type="string" table:style-name="ce1">
            <text:p>Yağ Ayracı Montajı</text:p>
          </table:table-cell>
          <table:table-cell table:number-columns-repeated="16380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string" table:style-name="ce1">
            <text:p>H5040200</text:p>
          </table:table-cell>
          <table:table-cell office:value-type="string" table:style-name="ce1">
            <text:p>H5040000</text:p>
          </table:table-cell>
          <table:table-cell office:value-type="string" table:style-name="ce1">
            <text:p>Vitrifiye Montajı</text:p>
          </table:table-cell>
          <table:table-cell table:number-columns-repeated="16380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string" table:style-name="ce1">
            <text:p>H5040300</text:p>
          </table:table-cell>
          <table:table-cell office:value-type="string" table:style-name="ce1">
            <text:p>H5040000</text:p>
          </table:table-cell>
          <table:table-cell office:value-type="string" table:style-name="ce1">
            <text:p>Yer süzgeçleri Montajı</text:p>
          </table:table-cell>
          <table:table-cell table:number-columns-repeated="16380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string" table:style-name="ce1">
            <text:p>H5050000</text:p>
          </table:table-cell>
          <table:table-cell office:value-type="string" table:style-name="ce1">
            <text:p>H5000000</text:p>
          </table:table-cell>
          <table:table-cell office:value-type="string" table:style-name="ce1">
            <text:p>Doğalgaz Tesisatı Özel İşleri</text:p>
          </table:table-cell>
          <table:table-cell table:number-columns-repeated="16380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string" table:style-name="ce1">
            <text:p>H5050100</text:p>
          </table:table-cell>
          <table:table-cell office:value-type="string" table:style-name="ce1">
            <text:p>H5050000</text:p>
          </table:table-cell>
          <table:table-cell office:value-type="string" table:style-name="ce1">
            <text:p>Doğalgaz Sayacı Montajı</text:p>
          </table:table-cell>
          <table:table-cell table:number-columns-repeated="16380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string" table:style-name="ce1">
            <text:p>H5050200</text:p>
          </table:table-cell>
          <table:table-cell office:value-type="string" table:style-name="ce1">
            <text:p>H5050000</text:p>
          </table:table-cell>
          <table:table-cell office:value-type="string" table:style-name="ce1">
            <text:p>Diğer Doğalgaz Tesisatı İşleri</text:p>
          </table:table-cell>
          <table:table-cell table:number-columns-repeated="16380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string" table:style-name="ce1">
            <text:p>H5060000</text:p>
          </table:table-cell>
          <table:table-cell office:value-type="string" table:style-name="ce1">
            <text:p>H5000000</text:p>
          </table:table-cell>
          <table:table-cell office:value-type="string" table:style-name="ce1">
            <text:p>Kalorifer Tesisatı Özel İşleri</text:p>
          </table:table-cell>
          <table:table-cell table:number-columns-repeated="16380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string" table:style-name="ce1">
            <text:p>H5060100</text:p>
          </table:table-cell>
          <table:table-cell office:value-type="string" table:style-name="ce1">
            <text:p>H5060000</text:p>
          </table:table-cell>
          <table:table-cell office:value-type="string" table:style-name="ce1">
            <text:p>Kalorifer Peteği Montajı</text:p>
          </table:table-cell>
          <table:table-cell table:number-columns-repeated="16380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string" table:style-name="ce1">
            <text:p>H5060200</text:p>
          </table:table-cell>
          <table:table-cell office:value-type="string" table:style-name="ce1">
            <text:p>H5060000</text:p>
          </table:table-cell>
          <table:table-cell office:value-type="string" table:style-name="ce1">
            <text:p>Kalorifer Kazanı Montajı</text:p>
          </table:table-cell>
          <table:table-cell table:number-columns-repeated="16380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string" table:style-name="ce1">
            <text:p>H5060300</text:p>
          </table:table-cell>
          <table:table-cell office:value-type="string" table:style-name="ce1">
            <text:p>H5060000</text:p>
          </table:table-cell>
          <table:table-cell office:value-type="string" table:style-name="ce1">
            <text:p>Yakıt Tankı Montajı</text:p>
          </table:table-cell>
          <table:table-cell table:number-columns-repeated="16380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string" table:style-name="ce1">
            <text:p>H5070000</text:p>
          </table:table-cell>
          <table:table-cell office:value-type="string" table:style-name="ce1">
            <text:p>H5000000</text:p>
          </table:table-cell>
          <table:table-cell office:value-type="string" table:style-name="ce1">
            <text:p>Sulama Tesisatı Özel İşleri</text:p>
          </table:table-cell>
          <table:table-cell table:number-columns-repeated="16380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string" table:style-name="ce1">
            <text:p>H5070100</text:p>
          </table:table-cell>
          <table:table-cell office:value-type="string" table:style-name="ce1">
            <text:p>H5070000</text:p>
          </table:table-cell>
          <table:table-cell office:value-type="string" table:style-name="ce1">
            <text:p>Sulama sprinkler montajı</text:p>
          </table:table-cell>
          <table:table-cell table:number-columns-repeated="16380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string" table:style-name="ce1">
            <text:p>H5070200</text:p>
          </table:table-cell>
          <table:table-cell office:value-type="string" table:style-name="ce1">
            <text:p>H5070000</text:p>
          </table:table-cell>
          <table:table-cell office:value-type="string" table:style-name="ce1">
            <text:p>Selonoid vana montajı</text:p>
          </table:table-cell>
          <table:table-cell table:number-columns-repeated="16380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string" table:style-name="ce1">
            <text:p>H5070300</text:p>
          </table:table-cell>
          <table:table-cell office:value-type="string" table:style-name="ce1">
            <text:p>H5070000</text:p>
          </table:table-cell>
          <table:table-cell office:value-type="string" table:style-name="ce1">
            <text:p>Sulama sistemi otomasyonu yapılması</text:p>
          </table:table-cell>
          <table:table-cell table:number-columns-repeated="16380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Elektrik İşleri</text:p>
          </table:table-cell>
          <table:table-cell table:number-columns-repeated="16380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string" table:style-name="ce1">
            <text:p>H6010000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Elektrik Borulama İşleri</text:p>
          </table:table-cell>
          <table:table-cell table:number-columns-repeated="16380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string" table:style-name="ce1">
            <text:p>H6020000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Elektrik Kablolama İşleri</text:p>
          </table:table-cell>
          <table:table-cell table:number-columns-repeated="16380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string" table:style-name="ce1">
            <text:p>H6020100</text:p>
          </table:table-cell>
          <table:table-cell office:value-type="string" table:style-name="ce1">
            <text:p>H6020000</text:p>
          </table:table-cell>
          <table:table-cell office:value-type="string" table:style-name="ce1">
            <text:p>Orta ve Yüksek Gerilim Kablolama İşleri</text:p>
          </table:table-cell>
          <table:table-cell table:number-columns-repeated="16380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string" table:style-name="ce1">
            <text:p>H6020200</text:p>
          </table:table-cell>
          <table:table-cell office:value-type="string" table:style-name="ce1">
            <text:p>H6020000</text:p>
          </table:table-cell>
          <table:table-cell office:value-type="string" table:style-name="ce1">
            <text:p>Alçak Gerilim Kablolama İşleri</text:p>
          </table:table-cell>
          <table:table-cell table:number-columns-repeated="16380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string" table:style-name="ce1">
            <text:p>H6020300</text:p>
          </table:table-cell>
          <table:table-cell office:value-type="string" table:style-name="ce1">
            <text:p>H6020000</text:p>
          </table:table-cell>
          <table:table-cell office:value-type="string" table:style-name="ce1">
            <text:p>Zayıf Akım Kablolama İşleri</text:p>
          </table:table-cell>
          <table:table-cell table:number-columns-repeated="16380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string" table:style-name="ce1">
            <text:p>H6030000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Trafo Montajı İşleri</text:p>
          </table:table-cell>
          <table:table-cell table:number-columns-repeated="16380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string" table:style-name="ce1">
            <text:p>H6040000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Pano ve Şalt Malzemelerinin Montajı</text:p>
          </table:table-cell>
          <table:table-cell table:number-columns-repeated="16380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string" table:style-name="ce1">
            <text:p>H6050000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Anahtar Priz Montajı İşleri</text:p>
          </table:table-cell>
          <table:table-cell table:number-columns-repeated="16380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string" table:style-name="ce1">
            <text:p>H6060000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Armatür-Aplik Montajı İşleri</text:p>
          </table:table-cell>
          <table:table-cell table:number-columns-repeated="16380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string" table:style-name="ce1">
            <text:p>H6070000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Otomasyon Sistemi Montajı</text:p>
          </table:table-cell>
          <table:table-cell table:number-columns-repeated="16380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string" table:style-name="ce1">
            <text:p>H6070100</text:p>
          </table:table-cell>
          <table:table-cell office:value-type="string" table:style-name="ce1">
            <text:p>H6070000</text:p>
          </table:table-cell>
          <table:table-cell office:value-type="string" table:style-name="ce1">
            <text:p>Telefon Santrali Sistemi Montajı</text:p>
          </table:table-cell>
          <table:table-cell table:number-columns-repeated="16380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string" table:style-name="ce1">
            <text:p>H6070200</text:p>
          </table:table-cell>
          <table:table-cell office:value-type="string" table:style-name="ce1">
            <text:p>H6070000</text:p>
          </table:table-cell>
          <table:table-cell office:value-type="string" table:style-name="ce1">
            <text:p>Güvenlik - Alarm Sistemi Montajı (Kameralar dahil)</text:p>
          </table:table-cell>
          <table:table-cell table:number-columns-repeated="16380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string" table:style-name="ce1">
            <text:p>H6070300</text:p>
          </table:table-cell>
          <table:table-cell office:value-type="string" table:style-name="ce1">
            <text:p>H6070000</text:p>
          </table:table-cell>
          <table:table-cell office:value-type="string" table:style-name="ce1">
            <text:p>Seslendirme ve Anons Sistemi Montajı</text:p>
          </table:table-cell>
          <table:table-cell table:number-columns-repeated="16380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string" table:style-name="ce1">
            <text:p>H6070400</text:p>
          </table:table-cell>
          <table:table-cell office:value-type="string" table:style-name="ce1">
            <text:p>H6070000</text:p>
          </table:table-cell>
          <table:table-cell office:value-type="string" table:style-name="ce1">
            <text:p>Bina Otomasyon Sistemi Montajı</text:p>
          </table:table-cell>
          <table:table-cell table:number-columns-repeated="16380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string" table:style-name="ce1">
            <text:p>H6070500</text:p>
          </table:table-cell>
          <table:table-cell office:value-type="string" table:style-name="ce1">
            <text:p>H6070000</text:p>
          </table:table-cell>
          <table:table-cell office:value-type="string" table:style-name="ce1">
            <text:p>Diğer Otomasyon Sistemleri Montajı</text:p>
          </table:table-cell>
          <table:table-cell table:number-columns-repeated="16380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string" table:style-name="ce1">
            <text:p>H6080000</text:p>
          </table:table-cell>
          <table:table-cell office:value-type="string" table:style-name="ce1">
            <text:p>H6000000</text:p>
          </table:table-cell>
          <table:table-cell office:value-type="string" table:style-name="ce1">
            <text:p>Otomasyon Harici Ekipmanların Montajı</text:p>
          </table:table-cell>
          <table:table-cell table:number-columns-repeated="16380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string" table:style-name="ce1">
            <text:p>H6080100</text:p>
          </table:table-cell>
          <table:table-cell office:value-type="string" table:style-name="ce1">
            <text:p>H6080000</text:p>
          </table:table-cell>
          <table:table-cell office:value-type="string" table:style-name="ce1">
            <text:p>Beyaz Eşyaların Montajı</text:p>
          </table:table-cell>
          <table:table-cell table:number-columns-repeated="16380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string" table:style-name="ce1">
            <text:p>H6080200</text:p>
          </table:table-cell>
          <table:table-cell office:value-type="string" table:style-name="ce1">
            <text:p>H6080000</text:p>
          </table:table-cell>
          <table:table-cell office:value-type="string" table:style-name="ce1">
            <text:p>Ses ve Görüntüleme Sistemleri Montajı (Hoporlör, TV, Projeksiyon vb)</text:p>
          </table:table-cell>
          <table:table-cell table:number-columns-repeated="16380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string" table:style-name="ce1">
            <text:p>H7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Elektro-Mekanik İşler</text:p>
          </table:table-cell>
          <table:table-cell table:number-columns-repeated="16380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string" table:style-name="ce1">
            <text:p>H7010000</text:p>
          </table:table-cell>
          <table:table-cell office:value-type="string" table:style-name="ce1">
            <text:p>H7000000</text:p>
          </table:table-cell>
          <table:table-cell office:value-type="string" table:style-name="ce1">
            <text:p>Yatay ve Dikey Taşıma Sistemi İşleri</text:p>
          </table:table-cell>
          <table:table-cell table:number-columns-repeated="16380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string" table:style-name="ce1">
            <text:p>H7020000</text:p>
          </table:table-cell>
          <table:table-cell office:value-type="string" table:style-name="ce1">
            <text:p>H7000000</text:p>
          </table:table-cell>
          <table:table-cell office:value-type="string" table:style-name="ce1">
            <text:p>Havalandırma ve İklimlendirme Sitemi İşleri</text:p>
          </table:table-cell>
          <table:table-cell table:number-columns-repeated="16380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string" table:style-name="ce1">
            <text:p>H7020100</text:p>
          </table:table-cell>
          <table:table-cell office:value-type="string" table:style-name="ce1">
            <text:p>H7020000</text:p>
          </table:table-cell>
          <table:table-cell office:value-type="string" table:style-name="ce1">
            <text:p>Chiller ve Kazan Dairesi Montajı İşleri</text:p>
          </table:table-cell>
          <table:table-cell table:number-columns-repeated="16380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string" table:style-name="ce1">
            <text:p>H7020200</text:p>
          </table:table-cell>
          <table:table-cell office:value-type="string" table:style-name="ce1">
            <text:p>H7020000</text:p>
          </table:table-cell>
          <table:table-cell office:value-type="string" table:style-name="ce1">
            <text:p>VRV Dış ve İç Ünite Montajı İşleri</text:p>
          </table:table-cell>
          <table:table-cell table:number-columns-repeated="16380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string" table:style-name="ce1">
            <text:p>H7020300</text:p>
          </table:table-cell>
          <table:table-cell office:value-type="string" table:style-name="ce1">
            <text:p>H7020000</text:p>
          </table:table-cell>
          <table:table-cell office:value-type="string" table:style-name="ce1">
            <text:p>Klima Montajı İşleri</text:p>
          </table:table-cell>
          <table:table-cell table:number-columns-repeated="16380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string" table:style-name="ce1">
            <text:p>H7030000</text:p>
          </table:table-cell>
          <table:table-cell office:value-type="string" table:style-name="ce1">
            <text:p>H7000000</text:p>
          </table:table-cell>
          <table:table-cell office:value-type="string" table:style-name="ce1">
            <text:p>Pompa Montajı İşleri</text:p>
          </table:table-cell>
          <table:table-cell table:number-columns-repeated="16380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string" table:style-name="ce1">
            <text:p>H7040000</text:p>
          </table:table-cell>
          <table:table-cell office:value-type="string" table:style-name="ce1">
            <text:p>H7000000</text:p>
          </table:table-cell>
          <table:table-cell office:value-type="string" table:style-name="ce1">
            <text:p>Giriş Güvenlik Sistemleri Montajı</text:p>
          </table:table-cell>
          <table:table-cell table:number-columns-repeated="16380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string" table:style-name="ce1">
            <text:p>H8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Peyzaj İşleri</text:p>
          </table:table-cell>
          <table:table-cell table:number-columns-repeated="16380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H8000000</text:p>
          </table:table-cell>
          <table:table-cell office:value-type="string" table:style-name="ce1">
            <text:p>Hard Landscaping İşleri</text:p>
          </table:table-cell>
          <table:table-cell table:number-columns-repeated="16380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string" table:style-name="ce1">
            <text:p>H8010100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Çocuk Oyun Alanları Ekipmanları Montajı</text:p>
          </table:table-cell>
          <table:table-cell table:number-columns-repeated="16380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string" table:style-name="ce1">
            <text:p>H8010200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Bayrak Direği Montajı</text:p>
          </table:table-cell>
          <table:table-cell table:number-columns-repeated="16380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string" table:style-name="ce1">
            <text:p>H8010300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Çöp Tenekesi Yerleştirilmesi ve Montajı</text:p>
          </table:table-cell>
          <table:table-cell table:number-columns-repeated="16380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string" table:style-name="ce1">
            <text:p>H8010400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Bilgilendirme Tabelaları Montajı</text:p>
          </table:table-cell>
          <table:table-cell table:number-columns-repeated="16380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string" table:style-name="ce1">
            <text:p>H8010500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Piknik masası ve Bankların Montajı</text:p>
          </table:table-cell>
          <table:table-cell table:number-columns-repeated="16380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string" table:style-name="ce1">
            <text:p>H8010600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Hazır Süs Havuzu Montajı</text:p>
          </table:table-cell>
          <table:table-cell table:number-columns-repeated="16380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string" table:style-name="ce1">
            <text:p>H8010700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Çevre Aydınlatma Direkleri Montajı</text:p>
          </table:table-cell>
          <table:table-cell table:number-columns-repeated="16380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string" table:style-name="ce1">
            <text:p>H8010800</text:p>
          </table:table-cell>
          <table:table-cell office:value-type="string" table:style-name="ce1">
            <text:p>H8010000</text:p>
          </table:table-cell>
          <table:table-cell office:value-type="string" table:style-name="ce1">
            <text:p>Büst, Heykel vb Montajı</text:p>
          </table:table-cell>
          <table:table-cell table:number-columns-repeated="16380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string" table:style-name="ce1">
            <text:p>H8020000</text:p>
          </table:table-cell>
          <table:table-cell office:value-type="string" table:style-name="ce1">
            <text:p>H8000000</text:p>
          </table:table-cell>
          <table:table-cell office:value-type="string" table:style-name="ce1">
            <text:p>Soft Landscaping İşleri</text:p>
          </table:table-cell>
          <table:table-cell table:number-columns-repeated="16380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string" table:style-name="ce1">
            <text:p>H8020100</text:p>
          </table:table-cell>
          <table:table-cell office:value-type="string" table:style-name="ce1">
            <text:p>H8020000</text:p>
          </table:table-cell>
          <table:table-cell office:value-type="string" table:style-name="ce1">
            <text:p>Bitkiler İçin Toprak Hazırlığı, Gübrelemesi ve Bakımı İşleri</text:p>
          </table:table-cell>
          <table:table-cell table:number-columns-repeated="16380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string" table:style-name="ce1">
            <text:p>H8020200</text:p>
          </table:table-cell>
          <table:table-cell office:value-type="string" table:style-name="ce1">
            <text:p>H8020000</text:p>
          </table:table-cell>
          <table:table-cell office:value-type="string" table:style-name="ce1">
            <text:p>Bitkilendirme İşleri</text:p>
          </table:table-cell>
          <table:table-cell table:number-columns-repeated="16380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string" table:style-name="ce1">
            <text:p>H9000000</text:p>
          </table:table-cell>
          <table:table-cell office:value-type="string" table:style-name="ce1">
            <text:p>HK</text:p>
          </table:table-cell>
          <table:table-cell office:value-type="string" table:style-name="ce1">
            <text:p>Mobilya Tefriş Dedarik İşleri</text:p>
          </table:table-cell>
          <table:table-cell table:number-columns-repeated="16380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string" table:style-name="ce1">
            <text:p>H9010000</text:p>
          </table:table-cell>
          <table:table-cell office:value-type="string" table:style-name="ce1">
            <text:p>H9000000</text:p>
          </table:table-cell>
          <table:table-cell office:value-type="string" table:style-name="ce1">
            <text:p>Sabit Mobilya Montajı İşleri</text:p>
          </table:table-cell>
          <table:table-cell table:number-columns-repeated="16380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string" table:style-name="ce1">
            <text:p>H9020000</text:p>
          </table:table-cell>
          <table:table-cell office:value-type="string" table:style-name="ce1">
            <text:p>H9000000</text:p>
          </table:table-cell>
          <table:table-cell office:value-type="string" table:style-name="ce1">
            <text:p>Hareketli Mobilya Montajı İşleri</text:p>
          </table:table-cell>
          <table:table-cell table:number-columns-repeated="16380"/>
        </table:table-row>
        <table:table-row table:number-rows-repeated="1047975" table:style-name="ro1">
          <table:table-cell table:number-columns-repeated="16384"/>
        </table:table-row>
      </table:table>
      <table:named-expressions>
        <table:named-range table:name="MKK" table:cell-range-address="MKK.$A$1:MKK.$E$601" table:base-cell-address="MKK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ehmet afsin</meta:initial-creator>
    <dc:creator>mehmet afsin</dc:creator>
    <meta:creation-date>2016-11-28T14:09:59Z</meta:creation-date>
    <dc:date>2016-11-28T16:30:46Z</dc:date>
  </office:meta>
</office:document-meta>
</file>